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486cm"/>
    </style:style>
    <style:style style:name="gr4" style:family="graphic" style:parent-style-name="standard">
      <style:graphic-properties draw:stroke="none" svg:stroke-color="#000000" draw:fill="none" draw:fill-color="#ffffff" draw:auto-grow-height="true" draw:auto-grow-width="false" fo:max-height="0cm" fo:min-height="18.292cm"/>
    </style:style>
    <style:style style:name="gr5" style:family="graphic" style:parent-style-name="standard">
      <style:graphic-properties draw:stroke="none" svg:stroke-color="#000000" draw:fill="none" draw:fill-color="#ffffff" draw:auto-grow-height="true" draw:auto-grow-width="false" fo:max-height="0cm" fo:min-height="17.569cm"/>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50pt" fo:font-weight="bold" style:font-size-asian="50pt" style:font-weight-asian="bold" style:font-size-complex="50pt" style:font-weight-complex="bold"/>
    </style:style>
    <style:style style:name="P3" style:family="paragraph">
      <style:text-properties fo:font-size="40pt" style:font-size-asian="40pt" style:font-size-complex="40pt"/>
    </style:style>
    <style:style style:name="P4" style:family="paragraph">
      <style:text-properties fo:font-size="20pt"/>
    </style:style>
    <style:style style:name="P5" style:family="paragraph">
      <style:paragraph-properties fo:text-align="center"/>
      <style:text-properties fo:font-size="50pt"/>
    </style:style>
    <style:style style:name="P6" style:family="paragraph">
      <style:text-properties fo:font-size="40pt"/>
    </style:style>
    <style:style style:name="P7" style:family="paragraph">
      <style:text-properties fo:font-size="37pt" style:font-size-asian="37pt" style:font-size-complex="37pt"/>
    </style:style>
    <style:style style:name="P8" style:family="paragraph">
      <style:text-properties fo:font-size="39pt" style:font-size-asian="39pt" style:font-size-complex="39pt"/>
    </style:style>
    <style:style style:name="T1" style:family="text">
      <style:text-properties fo:font-size="50pt" fo:font-weight="bold" style:font-size-asian="50pt" style:font-weight-asian="bold" style:font-size-complex="50pt" style:font-weight-complex="bold"/>
    </style:style>
    <style:style style:name="T2" style:family="text">
      <style:text-properties fo:font-size="40pt" style:font-size-asian="40pt" style:font-size-complex="40pt"/>
    </style:style>
    <style:style style:name="T3" style:family="text">
      <style:text-properties fo:font-size="39pt" style:font-size-asian="39pt" style:font-size-complex="39pt"/>
    </style:style>
    <style:style style:name="T4" style:family="text">
      <style:text-properties fo:font-size="37pt" style:font-size-asian="37pt" style:font-size-complex="37pt"/>
    </style:style>
    <style:style style:name="T5" style:family="text">
      <style:text-properties fo:font-size="38pt" style:font-size-asian="38pt" style:font-size-complex="3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6.416cm" svg:height="2.228cm" svg:x="0.762cm" svg:y="0.762cm">
          <draw:text-box>
            <text:p text:style-name="P1"><text:span text:style-name="T1">Start, the Shuru :D</text:span></text:p>
          </draw:text-box>
        </draw:frame>
        <draw:frame draw:style-name="gr1" draw:text-style-name="P3" draw:layer="layout" svg:width="26.67cm" svg:height="14.462cm" svg:x="0.508cm" svg:y="3.556cm">
          <draw:text-box>
            <text:p><text:span text:style-name="T2">Well, almost all the programmers in the world starts learning any language by printing the string 'Hello World!' we are also not an exception :)</text:span></text:p>
            <text:p><text:span text:style-name="T2"/></text:p>
            <text:p><text:span text:style-name="T2">&gt;&gt;&gt;print 'Hello World!'</text:span></text:p>
            <text:p><text:span text:style-name="T2"/></text:p>
            <text:p><text:span text:style-name="T2">So, this is how we print the very common 'Hello World!'</text:span></text:p>
          </draw:text-box>
        </draw:frame>
        <presentation:notes draw:style-name="dp2">
          <draw:page-thumbnail draw:style-name="gr2"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draw:frame draw:style-name="gr1" draw:text-style-name="P2" draw:layer="layout" svg:width="26.416cm" svg:height="2.228cm" svg:x="0.762cm" svg:y="0.762cm">
          <draw:text-box>
            <text:p text:style-name="P1"><text:span text:style-name="T1">The Print Command</text:span></text:p>
          </draw:text-box>
        </draw:frame>
        <draw:frame draw:style-name="gr1" draw:text-style-name="P3" draw:layer="layout" svg:width="26.67cm" svg:height="14.462cm" svg:x="0.508cm" svg:y="3.556cm">
          <draw:text-box>
            <text:p><text:span text:style-name="T2">&gt;&gt;&gt;print 'Hello World!'</text:span></text:p>
            <text:p><text:span text:style-name="T2"/></text:p>
            <text:p><text:span text:style-name="T2">'print' is the command by which we print anything, although if you love to code on terminal, you don't need this command.</text:span></text:p>
            <text:p><text:span text:style-name="T2"/></text:p>
            <text:p><text:span text:style-name="T2">Now, you can print any string you wish, just replace this with the 'Hello World' portion.</text:span></text:p>
          </draw:text-box>
        </draw:frame>
        <presentation:notes draw:style-name="dp2">
          <draw:page-thumbnail draw:style-name="gr2"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draw:frame draw:style-name="gr1" draw:text-style-name="P2" draw:layer="layout" svg:width="26.416cm" svg:height="2.228cm" svg:x="0.762cm" svg:y="0.762cm">
          <draw:text-box>
            <text:p text:style-name="P1"><text:span text:style-name="T1">The Print Command</text:span></text:p>
          </draw:text-box>
        </draw:frame>
        <draw:frame draw:style-name="gr1" draw:text-style-name="P3" draw:layer="layout" svg:width="26.67cm" svg:height="8.146cm" svg:x="0.508cm" svg:y="3.556cm">
          <draw:text-box>
            <text:p><text:span text:style-name="T2">If the line becomes very long, it can be joined with a '\' character.</text:span></text:p>
            <text:p><text:span text:style-name="T2">&gt;&gt;&gt;print 'Hello \</text:span></text:p>
            <text:p><text:span text:style-name="T2"><text:tab/></text:span><text:span text:style-name="T2"><text:tab/></text:span><text:span text:style-name="T2"><text:tab/></text:span><text:span text:style-name="T2"><text:tab/></text:span><text:span text:style-name="T2"><text:tab/></text:span><text:span text:style-name="T2">World!'</text:span></text:p>
            <text:p><text:span text:style-name="T2">Hello World</text:span></text:p>
          </draw:text-box>
        </draw:frame>
        <presentation:notes draw:style-name="dp2">
          <draw:page-thumbnail draw:style-name="gr2"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draw:frame draw:style-name="gr1" draw:text-style-name="P2" draw:layer="layout" svg:width="26.416cm" svg:height="2.228cm" svg:x="0.762cm" svg:y="0.762cm">
          <draw:text-box>
            <text:p text:style-name="P1"><text:span text:style-name="T1">Number System</text:span></text:p>
          </draw:text-box>
        </draw:frame>
        <draw:frame draw:style-name="gr1" draw:text-style-name="P3" draw:layer="layout" svg:width="26.67cm" svg:height="17.62cm" svg:x="0.508cm" svg:y="3.556cm">
          <draw:text-box>
            <text:p><text:span text:style-name="T2">Python accepts all types of operations (like addition, subtraction, multiplication, division, modulo) in all types of numbers (short, long, very long)</text:span></text:p>
            <text:p><text:span text:style-name="T2"/></text:p>
            <text:p><text:span text:style-name="T2">If you need to print any number, just print it without quote, like this.</text:span></text:p>
            <text:p><text:span text:style-name="T2">&gt;&gt;&gt;print 25</text:span></text:p>
            <text:p><text:span text:style-name="T2">25</text:span></text:p>
            <text:p><text:span text:style-name="T2"/></text:p>
            <text:p><text:span text:style-name="T2"/></text:p>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draw:frame draw:style-name="gr1" draw:text-style-name="P2" draw:layer="layout" svg:width="26.416cm" svg:height="2.228cm" svg:x="0.762cm" svg:y="0.762cm">
          <draw:text-box>
            <text:p text:style-name="P1"><text:span text:style-name="T1">Number System</text:span></text:p>
          </draw:text-box>
        </draw:frame>
        <draw:frame draw:style-name="gr1" draw:text-style-name="P3" draw:layer="layout" svg:width="26.67cm" svg:height="16.003cm" svg:x="0.508cm" svg:y="3.556cm">
          <draw:text-box>
            <text:p><text:span text:style-name="T2">It can print long numbers.</text:span></text:p>
            <text:p><text:span text:style-name="T2">&gt;&gt;&gt;print 2564984351354865465153464</text:span></text:p>
            <text:p><text:span text:style-name="T2">2564984351354865465153464</text:span></text:p>
            <text:p><text:span text:style-name="T2"/></text:p>
            <text:p><text:span text:style-name="T2">It can print floats.</text:span></text:p>
            <text:p><text:span text:style-name="T2">&gt;&gt;&gt;print 2.2</text:span></text:p>
            <text:p><text:span text:style-name="T2">2.2</text:span></text:p>
            <text:p><text:span text:style-name="T2">&gt;&gt;&gt;print 2.22222222222222222222222</text:span></text:p>
            <text:p><text:span text:style-name="T2">2.2222222222222223</text:span></text:p>
            <text:p><text:span text:style-name="T3">(Max 16 rounded digits after decimal point)</text:span></text:p>
          </draw:text-box>
        </draw:frame>
        <presentation:notes draw:style-name="dp2">
          <draw:page-thumbnail draw:style-name="gr2"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draw:frame draw:style-name="gr1" draw:text-style-name="P2" draw:layer="layout" svg:width="26.416cm" svg:height="2.228cm" svg:x="0.762cm" svg:y="0.762cm">
          <draw:text-box>
            <text:p text:style-name="P1"><text:span text:style-name="T1">Rounding of decimal digits</text:span></text:p>
          </draw:text-box>
        </draw:frame>
        <draw:frame draw:style-name="gr1" draw:text-style-name="P3" draw:layer="layout" svg:width="26.67cm" svg:height="4.874cm" svg:x="0.508cm" svg:y="3.556cm">
          <draw:text-box>
            <text:p><text:span text:style-name="T3">Rounding floating point numbers in python is little strange. There's another doc which briefed about this topic.</text:span></text:p>
          </draw:text-box>
        </draw:frame>
        <presentation:notes draw:style-name="dp2">
          <draw:page-thumbnail draw:style-name="gr2"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draw:frame draw:style-name="gr1" draw:text-style-name="P2" draw:layer="layout" svg:width="26.416cm" svg:height="2.228cm" svg:x="0.762cm" svg:y="0.762cm">
          <draw:text-box>
            <text:p text:style-name="P1"><text:span text:style-name="T1">Addition</text:span></text:p>
          </draw:text-box>
        </draw:frame>
        <draw:frame draw:style-name="gr1" draw:text-style-name="P3" draw:layer="layout" svg:width="26.67cm" svg:height="14.462cm" svg:x="0.508cm" svg:y="3.556cm">
          <draw:text-box>
            <text:p><text:span text:style-name="T2">&gt;&gt;&gt;print 2+2</text:span></text:p>
            <text:p><text:span text:style-name="T2">4</text:span></text:p>
            <text:p><text:span text:style-name="T2"/></text:p>
            <text:p><text:span text:style-name="T2">Don't write // print '2+2' // Then it will consider 2+2 as a string and directly print 2+2 instead of 4.</text:span></text:p>
            <text:p><text:span text:style-name="T2"/></text:p>
            <text:p><text:span text:style-name="T2">&gt;&gt;&gt;print '2+2'</text:span></text:p>
            <text:p><text:span text:style-name="T2">2+2</text:span></text:p>
          </draw:text-box>
        </draw:frame>
        <presentation:notes draw:style-name="dp2">
          <draw:page-thumbnail draw:style-name="gr2"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draw:frame draw:style-name="gr1" draw:text-style-name="P2" draw:layer="layout" svg:width="26.416cm" svg:height="2.228cm" svg:x="0.762cm" svg:y="0.762cm">
          <draw:text-box>
            <text:p text:style-name="P1"><text:span text:style-name="T1">Addition</text:span></text:p>
          </draw:text-box>
        </draw:frame>
        <draw:frame draw:style-name="gr1" draw:text-style-name="P3" draw:layer="layout" svg:width="26.67cm" svg:height="12.883cm" svg:x="0.508cm" svg:y="3.556cm">
          <draw:text-box>
            <text:p><text:span text:style-name="T2">&gt;&gt;&gt;print 2+2+6+8</text:span></text:p>
            <text:p><text:span text:style-name="T2">18</text:span></text:p>
            <text:p><text:span text:style-name="T2"/></text:p>
            <text:p><text:span text:style-name="T2">It can add as many numbers as u want. Like the previous command.</text:span></text:p>
            <text:p><text:span text:style-name="T2"/></text:p>
            <text:p><text:span text:style-name="T2">&gt;&gt;&gt;print 2+6+8+4+598+63+35+4+20</text:span></text:p>
            <text:p><text:span text:style-name="T2">740</text:span></text:p>
          </draw:text-box>
        </draw:frame>
        <presentation:notes draw:style-name="dp2">
          <draw:page-thumbnail draw:style-name="gr2"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draw:frame draw:style-name="gr1" draw:text-style-name="P2" draw:layer="layout" svg:width="26.416cm" svg:height="2.228cm" svg:x="0.762cm" svg:y="0.762cm">
          <draw:text-box>
            <text:p text:style-name="P1"><text:span text:style-name="T1">Addition</text:span></text:p>
          </draw:text-box>
        </draw:frame>
        <draw:frame draw:style-name="gr1" draw:text-style-name="P3" draw:layer="layout" svg:width="26.67cm" svg:height="11.304cm" svg:x="0.508cm" svg:y="3.556cm">
          <draw:text-box>
            <text:p><text:span text:style-name="T2">It can add as big numbers as u want. </text:span></text:p>
            <text:p><text:span text:style-name="T2"/></text:p>
            <text:p><text:span text:style-name="T2">&gt;&gt;&gt;print 6543168432956138645315341\</text:span></text:p>
            <text:p><text:span text:style-name="T2"><text:tab/></text:span><text:span text:style-name="T2"><text:tab/></text:span><text:span text:style-name="T2"><text:tab/></text:span><text:span text:style-name="T2"><text:tab/></text:span><text:span text:style-name="T2">+3545343513513513515313513</text:span></text:p>
            <text:p><text:span text:style-name="T2">10088511946469652160628854</text:span></text:p>
            <text:p><text:span text:style-name="T2"/></text:p>
            <text:p><text:span text:style-name="T2"/></text:p>
          </draw:text-box>
        </draw:frame>
        <presentation:notes draw:style-name="dp2">
          <draw:page-thumbnail draw:style-name="gr2"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draw:frame draw:style-name="gr1" draw:text-style-name="P2" draw:layer="layout" svg:width="26.416cm" svg:height="2.228cm" svg:x="0.762cm" svg:y="0.762cm">
          <draw:text-box>
            <text:p text:style-name="P1"><text:span text:style-name="T1">Addition</text:span></text:p>
          </draw:text-box>
        </draw:frame>
        <draw:frame draw:style-name="gr1" draw:text-style-name="P3" draw:layer="layout" svg:width="26.67cm" svg:height="14.462cm" svg:x="0.508cm" svg:y="3.556cm">
          <draw:text-box>
            <text:p><text:span text:style-name="T2">It can add as floating point numbers as u want. </text:span></text:p>
            <text:p><text:span text:style-name="T2"/></text:p>
            <text:p><text:span text:style-name="T2">&gt;&gt;&gt;print 2.3+6.9</text:span></text:p>
            <text:p><text:span text:style-name="T2">9.2</text:span></text:p>
            <text:p><text:span text:style-name="T2">&gt;&gt;&gt;print 2+2.2</text:span></text:p>
            <text:p><text:span text:style-name="T2">4.2</text:span></text:p>
            <text:p><text:span text:style-name="T2">&gt;&gt;&gt;print 2.2222222222222222222222+9</text:span></text:p>
            <text:p><text:span text:style-name="T2">11.222222222222221</text:span></text:p>
          </draw:text-box>
        </draw:frame>
        <presentation:notes draw:style-name="dp2">
          <draw:page-thumbnail draw:style-name="gr2"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draw:frame draw:style-name="gr1" draw:text-style-name="P2" draw:layer="layout" svg:width="26.416cm" svg:height="2.228cm" svg:x="0.762cm" svg:y="0.762cm">
          <draw:text-box>
            <text:p text:style-name="P1"><text:span text:style-name="T1">Subtraction</text:span></text:p>
          </draw:text-box>
        </draw:frame>
        <draw:frame draw:style-name="gr1" draw:text-style-name="P3" draw:layer="layout" svg:width="26.67cm" svg:height="17.62cm" svg:x="0.508cm" svg:y="2.954cm">
          <draw:text-box>
            <text:p><text:span text:style-name="T2">Simply subtract like the additions.</text:span></text:p>
            <text:p><text:span text:style-name="T2"/></text:p>
            <text:p><text:span text:style-name="T2">&gt;&gt;&gt;print 10-5</text:span></text:p>
            <text:p><text:span text:style-name="T2">5</text:span></text:p>
            <text:p><text:span text:style-name="T2">&gt;&gt;&gt;print 5-10</text:span></text:p>
            <text:p><text:span text:style-name="T2">-5</text:span></text:p>
            <text:p><text:span text:style-name="T2">&gt;&gt;&gt;print 25-5-5</text:span></text:p>
            <text:p><text:span text:style-name="T2">15</text:span></text:p>
            <text:p><text:span text:style-name="T2">&gt;&gt;&gt;print 1256348458436846843846384\</text:span></text:p>
            <text:p><text:span text:style-name="T2"><text:tab/></text:span><text:span text:style-name="T2"><text:tab/></text:span><text:span text:style-name="T2"><text:tab/></text:span><text:span text:style-name="T2"><text:tab/></text:span><text:span text:style-name="T2">-11588425842845485454542</text:span></text:p>
            <text:p><text:span text:style-name="T2">1244760032594001358391842</text:span></text:p>
          </draw:text-box>
        </draw:frame>
        <presentation:notes draw:style-name="dp2">
          <draw:page-thumbnail draw:style-name="gr2"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draw:frame draw:style-name="gr1" draw:text-style-name="P2" draw:layer="layout" svg:width="26.416cm" svg:height="2.228cm" svg:x="0.762cm" svg:y="0.762cm">
          <draw:text-box>
            <text:p text:style-name="P1"><text:span text:style-name="T1">Multiplication</text:span></text:p>
          </draw:text-box>
        </draw:frame>
        <draw:frame draw:style-name="gr1" draw:text-style-name="P3" draw:layer="layout" svg:width="26.67cm" svg:height="14.462cm" svg:x="0.508cm" svg:y="3.556cm">
          <draw:text-box>
            <text:p><text:span text:style-name="T2">&gt;&gt;&gt;print 5*5</text:span></text:p>
            <text:p><text:span text:style-name="T2">25</text:span></text:p>
            <text:p><text:span text:style-name="T2">&gt;&gt;&gt;print 5*5*5*5</text:span></text:p>
            <text:p><text:span text:style-name="T2">3125</text:span></text:p>
            <text:p><text:span text:style-name="T2">&gt;&gt;&gt;print 5*-5</text:span></text:p>
            <text:p><text:span text:style-name="T2">-25</text:span></text:p>
            <text:p><text:span text:style-name="T2">&gt;&gt;&gt;print 154258248142624*\</text:span></text:p>
            <text:p><text:span text:style-name="T2"><text:tab/></text:span><text:span text:style-name="T2"><text:tab/></text:span><text:span text:style-name="T2"><text:tab/></text:span><text:span text:style-name="T2"><text:tab/></text:span><text:span text:style-name="T2">81284126845144454</text:span></text:p>
            <text:p><text:span text:style-name="T2">12538747008934818088118474607296</text:span></text:p>
          </draw:text-box>
        </draw:frame>
        <presentation:notes draw:style-name="dp2">
          <draw:page-thumbnail draw:style-name="gr2" draw:layer="layout" svg:width="14.848cm" svg:height="11.136cm" svg:x="3.075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draw:frame draw:style-name="gr1" draw:text-style-name="P2" draw:layer="layout" svg:width="26.416cm" svg:height="2.228cm" svg:x="0.762cm" svg:y="0.762cm">
          <draw:text-box>
            <text:p text:style-name="P1"><text:span text:style-name="T1">Division</text:span></text:p>
          </draw:text-box>
        </draw:frame>
        <draw:frame draw:style-name="gr1" draw:text-style-name="P3" draw:layer="layout" svg:width="26.67cm" svg:height="14.462cm" svg:x="0.508cm" svg:y="3.556cm">
          <draw:text-box>
            <text:p><text:span text:style-name="T2">&gt;&gt;&gt;print 50/5</text:span></text:p>
            <text:p><text:span text:style-name="T2">10</text:span></text:p>
            <text:p><text:span text:style-name="T2">&gt;&gt;&gt;print 100 / 2 / 5</text:span></text:p>
            <text:p><text:span text:style-name="T2">10</text:span></text:p>
            <text:p><text:span text:style-name="T2">&gt;&gt;&gt;print 5/-5</text:span></text:p>
            <text:p><text:span text:style-name="T2">-1</text:span></text:p>
            <text:p><text:span text:style-name="T2">&gt;&gt;&gt;print 154258248142624354354354/\</text:span></text:p>
            <text:p><text:span text:style-name="T2"><text:tab/></text:span><text:span text:style-name="T2"><text:tab/></text:span><text:span text:style-name="T2"><text:tab/></text:span><text:span text:style-name="T2"><text:tab/></text:span><text:span text:style-name="T2">8128</text:span></text:p>
            <text:p><text:span text:style-name="T2">18978623049043350683</text:span></text:p>
          </draw:text-box>
        </draw:frame>
        <presentation:notes draw:style-name="dp2">
          <draw:page-thumbnail draw:style-name="gr2" draw:layer="layout" svg:width="14.848cm" svg:height="11.136cm" svg:x="3.075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Default">
        <draw:frame draw:style-name="gr1" draw:text-style-name="P2" draw:layer="layout" svg:width="26.416cm" svg:height="2.228cm" svg:x="0.762cm" svg:y="0.762cm">
          <draw:text-box>
            <text:p text:style-name="P1"><text:span text:style-name="T1">Floating Point Numbers</text:span></text:p>
          </draw:text-box>
        </draw:frame>
        <draw:frame draw:style-name="gr1" draw:text-style-name="P3" draw:layer="layout" svg:width="26.67cm" svg:height="14.462cm" svg:x="0.508cm" svg:y="3.556cm">
          <draw:text-box>
            <text:p><text:span text:style-name="T2">Floating point operations are normal like the integers.</text:span></text:p>
            <text:p><text:span text:style-name="T2"/></text:p>
            <text:p><text:span text:style-name="T2">&gt;&gt;&gt;print 36.3-2.9</text:span></text:p>
            <text:p><text:span text:style-name="T2">33.4</text:span></text:p>
            <text:p><text:span text:style-name="T2">&gt;&gt;&gt;print 3.2*9.6</text:span></text:p>
            <text:p><text:span text:style-name="T2">30.72</text:span></text:p>
            <text:p><text:span text:style-name="T2">&gt;&gt;&gt;print 25.3/3.9</text:span></text:p>
            <text:p><text:span text:style-name="T2">6.487179487179487</text:span></text:p>
          </draw:text-box>
        </draw:frame>
        <presentation:notes draw:style-name="dp2">
          <draw:page-thumbnail draw:style-name="gr2" draw:layer="layout" svg:width="14.848cm" svg:height="11.136cm" svg:x="3.075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Default">
        <draw:frame draw:style-name="gr1" draw:text-style-name="P2" draw:layer="layout" svg:width="26.416cm" svg:height="2.228cm" svg:x="0.762cm" svg:y="0.762cm">
          <draw:text-box>
            <text:p text:style-name="P1"><text:span text:style-name="T1">Number systems</text:span></text:p>
          </draw:text-box>
        </draw:frame>
        <draw:frame draw:style-name="gr1" draw:text-style-name="P3" draw:layer="layout" svg:width="26.67cm" svg:height="12.883cm" svg:x="0.508cm" svg:y="3.556cm">
          <draw:text-box>
            <text:p><text:span text:style-name="T2">Python supports different number systems. Put a 0(zero) before the number to denote octal numbers.</text:span></text:p>
            <text:p><text:span text:style-name="T2">&gt;&gt;&gt;print 025</text:span></text:p>
            <text:p><text:span text:style-name="T2">21</text:span></text:p>
            <text:p><text:span text:style-name="T2">Put a 0x before hexadecimal numbers.</text:span></text:p>
            <text:p><text:span text:style-name="T2">&gt;&gt;&gt;print 0xff</text:span></text:p>
            <text:p><text:span text:style-name="T2">255</text:span></text:p>
          </draw:text-box>
        </draw:frame>
        <presentation:notes draw:style-name="dp2">
          <draw:page-thumbnail draw:style-name="gr2" draw:layer="layout" svg:width="14.848cm" svg:height="11.136cm" svg:x="3.075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Default">
        <draw:frame draw:style-name="gr1" draw:text-style-name="P2" draw:layer="layout" svg:width="26.416cm" svg:height="2.228cm" svg:x="0.762cm" svg:y="0.762cm">
          <draw:text-box>
            <text:p text:style-name="P1"><text:span text:style-name="T1">Power of Numbers</text:span></text:p>
          </draw:text-box>
        </draw:frame>
        <draw:frame draw:style-name="gr1" draw:text-style-name="P3" draw:layer="layout" svg:width="26.67cm" svg:height="14.462cm" svg:x="0.508cm" svg:y="3.556cm">
          <draw:text-box>
            <text:p><text:span text:style-name="T2">To know x^y, put 2 multiplication signs.</text:span></text:p>
            <text:p><text:span text:style-name="T2">&gt;&gt;&gt;print 2**3 </text:span><text:span text:style-name="T2"><text:tab/></text:span><text:span text:style-name="T2"><text:tab/></text:span><text:span text:style-name="T2"><text:tab/></text:span><text:span text:style-name="T2">#2^3</text:span></text:p>
            <text:p><text:span text:style-name="T2">8</text:span></text:p>
            <text:p><text:span text:style-name="T2">&gt;&gt;&gt;print 23**12 </text:span><text:span text:style-name="T2"><text:tab/></text:span><text:span text:style-name="T2">#23^12</text:span></text:p>
            <text:p><text:span text:style-name="T2">21914624432020321</text:span></text:p>
            <text:p><text:span text:style-name="T2">&gt;&gt;&gt;print 2.**3</text:span></text:p>
            <text:p><text:span text:style-name="T2">8.0</text:span></text:p>
            <text:p><text:span text:style-name="T2">&gt;&gt;print 2.1**6.3</text:span></text:p>
            <text:p><text:span text:style-name="T2">107.14738020118621</text:span></text:p>
          </draw:text-box>
        </draw:frame>
        <presentation:notes draw:style-name="dp2">
          <draw:page-thumbnail draw:style-name="gr2" draw:layer="layout" svg:width="14.848cm" svg:height="11.136cm" svg:x="3.075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Default">
        <draw:frame draw:style-name="gr1" draw:text-style-name="P2" draw:layer="layout" svg:width="26.416cm" svg:height="2.228cm" svg:x="0.762cm" svg:y="0.762cm">
          <draw:text-box>
            <text:p text:style-name="P1"><text:span text:style-name="T1">Function 'pow'</text:span></text:p>
          </draw:text-box>
        </draw:frame>
        <draw:frame draw:style-name="gr1" draw:text-style-name="P3" draw:layer="layout" svg:width="26.67cm" svg:height="11.304cm" svg:x="0.508cm" svg:y="3.556cm">
          <draw:text-box>
            <text:p><text:span text:style-name="T2">'pow' also outputs x^y.</text:span></text:p>
            <text:p><text:span text:style-name="T2">&gt;&gt;&gt;pow(2,3)</text:span></text:p>
            <text:p><text:span text:style-name="T2">8</text:span></text:p>
            <text:p><text:span text:style-name="T2">&gt;&gt;&gt;pow(2.,3)</text:span></text:p>
            <text:p><text:span text:style-name="T2">8.0</text:span></text:p>
            <text:p><text:span text:style-name="T2">&gt;&gt;pow(2.1,6.3)</text:span></text:p>
            <text:p><text:span text:style-name="T2">107.14738020118621</text:span></text:p>
          </draw:text-box>
        </draw:frame>
        <presentation:notes draw:style-name="dp2">
          <draw:page-thumbnail draw:style-name="gr2" draw:layer="layout" svg:width="14.848cm" svg:height="11.136cm" svg:x="3.075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Default">
        <draw:frame draw:style-name="gr1" draw:text-style-name="P2" draw:layer="layout" svg:width="26.416cm" svg:height="2.228cm" svg:x="0.762cm" svg:y="0.762cm">
          <draw:text-box>
            <text:p text:style-name="P1"><text:span text:style-name="T1">'abs' function</text:span></text:p>
          </draw:text-box>
        </draw:frame>
        <draw:frame draw:style-name="gr1" draw:text-style-name="P3" draw:layer="layout" svg:width="26.67cm" svg:height="12.883cm" svg:x="0.508cm" svg:y="3.556cm">
          <draw:text-box>
            <text:p><text:span text:style-name="T2">This function returns absolute value of any number or expression.</text:span></text:p>
            <text:p><text:span text:style-name="T2">&gt;&gt;&gt;print abs(3.6)</text:span></text:p>
            <text:p><text:span text:style-name="T2">3.6</text:span></text:p>
            <text:p><text:span text:style-name="T2">&gt;&gt;&gt;print abs(-6)</text:span></text:p>
            <text:p><text:span text:style-name="T2">6</text:span></text:p>
            <text:p><text:span text:style-name="T2">&gt;&gt;&gt;print abs(6+5*-5)</text:span></text:p>
            <text:p><text:span text:style-name="T2">19</text:span></text:p>
          </draw:text-box>
        </draw:frame>
        <presentation:notes draw:style-name="dp2">
          <draw:page-thumbnail draw:style-name="gr2" draw:layer="layout" svg:width="14.848cm" svg:height="11.136cm" svg:x="3.075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Default">
        <draw:frame draw:style-name="gr1" draw:text-style-name="P2" draw:layer="layout" svg:width="26.416cm" svg:height="2.228cm" svg:x="0.762cm" svg:y="0.762cm">
          <draw:text-box>
            <text:p text:style-name="P1"><text:span text:style-name="T1">'round' function</text:span></text:p>
          </draw:text-box>
        </draw:frame>
        <draw:frame draw:style-name="gr1" draw:text-style-name="P3" draw:layer="layout" svg:width="26.67cm" svg:height="12.883cm" svg:x="0.508cm" svg:y="3.556cm">
          <draw:text-box>
            <text:p><text:span text:style-name="T2">This function returns nearest rounded integer of any number or expression.</text:span></text:p>
            <text:p><text:span text:style-name="T2">&gt;&gt;&gt;print round(3.6)</text:span></text:p>
            <text:p><text:span text:style-name="T2">4.0</text:span></text:p>
            <text:p><text:span text:style-name="T2">&gt;&gt;&gt;print round(-6.1)</text:span></text:p>
            <text:p><text:span text:style-name="T2">-6.0</text:span></text:p>
            <text:p><text:span text:style-name="T2">&gt;&gt;&gt;print round(6+5.1*-5)</text:span></text:p>
            <text:p><text:span text:style-name="T2">-20.0</text:span></text:p>
          </draw:text-box>
        </draw:frame>
        <presentation:notes draw:style-name="dp2">
          <draw:page-thumbnail draw:style-name="gr2" draw:layer="layout" svg:width="14.848cm" svg:height="11.136cm" svg:x="3.075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Default">
        <draw:frame draw:style-name="gr1" draw:text-style-name="P2" draw:layer="layout" svg:width="26.416cm" svg:height="2.228cm" svg:x="0.762cm" svg:y="0.762cm">
          <draw:text-box>
            <text:p text:style-name="P1"><text:span text:style-name="T1">'floor' function</text:span></text:p>
          </draw:text-box>
        </draw:frame>
        <draw:frame draw:style-name="gr1" draw:text-style-name="P3" draw:layer="layout" svg:width="26.67cm" svg:height="14.462cm" svg:x="0.508cm" svg:y="3.556cm">
          <draw:text-box>
            <text:p><text:span text:style-name="T2">It simply floors a number or exp. But, first you need to import math.</text:span></text:p>
            <text:p><text:span text:style-name="T2">&gt;&gt;&gt;import math</text:span></text:p>
            <text:p><text:span text:style-name="T2">&gt;&gt;&gt;print math.floor(3.6)</text:span></text:p>
            <text:p><text:span text:style-name="T2">3.0 </text:span><text:span text:style-name="T2"><text:tab/></text:span><text:span text:style-name="T2"><text:tab/></text:span><text:span text:style-name="T2">#always floating point number</text:span></text:p>
            <text:p><text:span text:style-name="T2">&gt;&gt;&gt;print math.floor(-6.1)</text:span></text:p>
            <text:p><text:span text:style-name="T2">7.0</text:span></text:p>
            <text:p><text:span text:style-name="T2">&gt;&gt;&gt;print math.floor(6+6.3+902-9.6*2.1)</text:span></text:p>
            <text:p><text:span text:style-name="T2">894.0</text:span></text:p>
          </draw:text-box>
        </draw:frame>
        <presentation:notes draw:style-name="dp2">
          <draw:page-thumbnail draw:style-name="gr2" draw:layer="layout" svg:width="14.848cm" svg:height="11.136cm" svg:x="3.075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Default">
        <draw:frame draw:style-name="gr1" draw:text-style-name="P2" draw:layer="layout" svg:width="26.416cm" svg:height="2.228cm" svg:x="0.762cm" svg:y="0.762cm">
          <draw:text-box>
            <text:p text:style-name="P1"><text:span text:style-name="T1">'ceil' function</text:span></text:p>
          </draw:text-box>
        </draw:frame>
        <draw:frame draw:style-name="gr1" draw:text-style-name="P3" draw:layer="layout" svg:width="26.67cm" svg:height="16.041cm" svg:x="0.508cm" svg:y="3.556cm">
          <draw:text-box>
            <text:p><text:span text:style-name="T2">It returns the ceiling value of a number or exp. But, you need to import math as well.</text:span></text:p>
            <text:p><text:span text:style-name="T2">&gt;&gt;&gt;import math</text:span></text:p>
            <text:p><text:span text:style-name="T2">&gt;&gt;&gt;print math.ceil(3.6)</text:span></text:p>
            <text:p><text:span text:style-name="T2">4.0 </text:span><text:span text:style-name="T2"><text:tab/></text:span><text:span text:style-name="T2"><text:tab/></text:span><text:span text:style-name="T2">#always floating point number</text:span></text:p>
            <text:p><text:span text:style-name="T2">&gt;&gt;&gt;print math.ceil(-6.1)</text:span></text:p>
            <text:p><text:span text:style-name="T2">7.0</text:span></text:p>
            <text:p><text:span text:style-name="T2">&gt;&gt;&gt;print math.ceil(6+6.3+902-9.6*2.1)</text:span></text:p>
            <text:p><text:span text:style-name="T2">895.0</text:span></text:p>
          </draw:text-box>
        </draw:frame>
        <presentation:notes draw:style-name="dp2">
          <draw:page-thumbnail draw:style-name="gr2" draw:layer="layout" svg:width="14.848cm" svg:height="11.136cm" svg:x="3.075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Default">
        <draw:frame draw:style-name="gr1" draw:text-style-name="P2" draw:layer="layout" svg:width="26.416cm" svg:height="2.228cm" svg:x="0.762cm" svg:y="0.762cm">
          <draw:text-box>
            <text:p text:style-name="P1"><text:span text:style-name="T1">'sqrt' function</text:span></text:p>
          </draw:text-box>
        </draw:frame>
        <draw:frame draw:style-name="gr1" draw:text-style-name="P3" draw:layer="layout" svg:width="26.67cm" svg:height="14.462cm" svg:x="0.508cm" svg:y="3.556cm">
          <draw:text-box>
            <text:p><text:span text:style-name="T2">It returns the square root of a number or exp. But, you need to import sqrt.</text:span></text:p>
            <text:p><text:span text:style-name="T2">&gt;&gt;&gt;from math import sqrt</text:span></text:p>
            <text:p><text:span text:style-name="T2">&gt;&gt;&gt;print sqrt(36)</text:span></text:p>
            <text:p><text:span text:style-name="T2">6.0 </text:span><text:span text:style-name="T2"><text:tab/></text:span><text:span text:style-name="T2"><text:tab/></text:span><text:span text:style-name="T2">#always floating point number</text:span></text:p>
            <text:p><text:span text:style-name="T2">&gt;&gt;&gt;print sqrt(6.9)</text:span></text:p>
            <text:p><text:span text:style-name="T2">2.6267851073127395</text:span></text:p>
            <text:p><text:span text:style-name="T2">&gt;&gt;&gt;print sqrt(6+6.3+902-9.6*2.1)</text:span></text:p>
            <text:p><text:span text:style-name="T2">29.902173834</text:span></text:p>
          </draw:text-box>
        </draw:frame>
        <presentation:notes draw:style-name="dp2">
          <draw:page-thumbnail draw:style-name="gr2" draw:layer="layout" svg:width="14.848cm" svg:height="11.136cm" svg:x="3.075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Default">
        <draw:frame draw:style-name="gr1" draw:text-style-name="P2" draw:layer="layout" svg:width="26.416cm" svg:height="2.228cm" svg:x="0.762cm" svg:y="0.762cm">
          <draw:text-box>
            <text:p text:style-name="P1"><text:span text:style-name="T1">Imaginary Numbers</text:span></text:p>
          </draw:text-box>
        </draw:frame>
        <draw:frame draw:style-name="gr1" draw:text-style-name="P3" draw:layer="layout" svg:width="26.67cm" svg:height="3.409cm" svg:x="0.508cm" svg:y="3.556cm">
          <draw:text-box>
            <text:p><text:span text:style-name="T2">There is another detailed doc on imaginary numbers.</text:span></text:p>
          </draw:text-box>
        </draw:frame>
        <presentation:notes draw:style-name="dp2">
          <draw:page-thumbnail draw:style-name="gr2" draw:layer="layout" svg:width="14.848cm" svg:height="11.136cm" svg:x="3.075cm" svg:y="2.257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1" draw:master-page-name="Default">
        <draw:frame draw:style-name="gr1" draw:text-style-name="P2" draw:layer="layout" svg:width="26.416cm" svg:height="2.228cm" svg:x="0.762cm" svg:y="0.762cm">
          <draw:text-box>
            <text:p text:style-name="P1"><text:span text:style-name="T1">Lists</text:span></text:p>
          </draw:text-box>
        </draw:frame>
        <draw:frame draw:style-name="gr1" draw:text-style-name="P3" draw:layer="layout" svg:width="26.67cm" svg:height="16.041cm" svg:x="0.508cm" svg:y="3.556cm">
          <draw:text-box>
            <text:p><text:span text:style-name="T2">The concept of list is close to array. Its easy to access.</text:span></text:p>
            <text:p><text:span text:style-name="T2">&gt;&gt;&gt;a = [1,2,3,4,5]</text:span></text:p>
            <text:p><text:span text:style-name="T2">&gt;&gt;&gt;print a</text:span></text:p>
            <text:p><text:span text:style-name="T2">[1, 2, 3, 4, 5]</text:span></text:p>
            <text:p><text:span text:style-name="T2"/></text:p>
            <text:p><text:span text:style-name="T2">You can redeclare it.</text:span></text:p>
            <text:p><text:span text:style-name="T2">&gt;&gt;&gt;a = [1,2,3,4,100]</text:span></text:p>
            <text:p><text:span text:style-name="T2">&gt;&gt;&gt;print a</text:span></text:p>
            <text:p><text:span text:style-name="T2">[1, 2, 3, 4, 100]</text:span></text:p>
          </draw:text-box>
        </draw:frame>
        <presentation:notes draw:style-name="dp2">
          <draw:page-thumbnail draw:style-name="gr2" draw:layer="layout" svg:width="14.848cm" svg:height="11.136cm" svg:x="3.075cm" svg:y="2.257cm" draw:page-number="24" presentation:class="page"/>
          <draw:frame presentation:style-name="pr1" draw:text-style-name="P4" draw:layer="layout" svg:width="16.799cm" svg:height="13.364cm" svg:x="2.1cm" svg:y="14.107cm" presentation:class="notes" presentation:placeholder="true">
            <draw:text-box/>
          </draw:frame>
        </presentation:notes>
      </draw:page>
      <draw:page draw:name="page25" draw:style-name="dp1" draw:master-page-name="Default">
        <draw:frame draw:style-name="gr1" draw:text-style-name="P2" draw:layer="layout" svg:width="26.416cm" svg:height="2.228cm" svg:x="0.762cm" svg:y="0.762cm">
          <draw:text-box>
            <text:p text:style-name="P1"><text:span text:style-name="T1">Lists</text:span></text:p>
          </draw:text-box>
        </draw:frame>
        <draw:frame draw:style-name="gr1" draw:text-style-name="P3" draw:layer="layout" svg:width="26.67cm" svg:height="16.041cm" svg:x="0.508cm" svg:y="3.009cm">
          <draw:text-box>
            <text:p><text:span text:style-name="T2">You can mix up various data types.</text:span></text:p>
            <text:p><text:span text:style-name="T2">&gt;&gt;&gt;a = [1,2,3,'bangla',5]</text:span></text:p>
            <text:p><text:span text:style-name="T2">&gt;&gt;&gt;print a</text:span></text:p>
            <text:p><text:span text:style-name="T2">[1, 2, 3, 'bangla', 5]</text:span></text:p>
            <text:p><text:span text:style-name="T2"/></text:p>
            <text:p><text:span text:style-name="T2">It uses 0 based indexing. You can change one value using the index number.</text:span></text:p>
            <text:p><text:span text:style-name="T2">&gt;&gt;&gt;a[1] = 'two'</text:span></text:p>
            <text:p><text:span text:style-name="T2">&gt;&gt;&gt;print a</text:span></text:p>
            <text:p><text:span text:style-name="T2">[1, 'two', 3, 'bangla', 5]</text:span></text:p>
          </draw:text-box>
        </draw:frame>
        <presentation:notes draw:style-name="dp2">
          <draw:page-thumbnail draw:style-name="gr2" draw:layer="layout" svg:width="14.848cm" svg:height="11.136cm" svg:x="3.075cm" svg:y="2.257cm" draw:page-number="25" presentation:class="page"/>
          <draw:frame presentation:style-name="pr1" draw:text-style-name="P4" draw:layer="layout" svg:width="16.799cm" svg:height="13.364cm" svg:x="2.1cm" svg:y="14.107cm" presentation:class="notes" presentation:placeholder="true">
            <draw:text-box/>
          </draw:frame>
        </presentation:notes>
      </draw:page>
      <draw:page draw:name="page26" draw:style-name="dp1" draw:master-page-name="Default">
        <draw:frame draw:style-name="gr1" draw:text-style-name="P2" draw:layer="layout" svg:width="26.416cm" svg:height="2.228cm" svg:x="0.762cm" svg:y="0.762cm">
          <draw:text-box>
            <text:p text:style-name="P1"><text:span text:style-name="T1">Lists</text:span></text:p>
          </draw:text-box>
        </draw:frame>
        <draw:frame draw:style-name="gr1" draw:text-style-name="P3" draw:layer="layout" svg:width="26.67cm" svg:height="14.462cm" svg:x="0.508cm" svg:y="3.009cm">
          <draw:text-box>
            <text:p><text:span text:style-name="T2">You can use list inside lists.</text:span></text:p>
            <text:p><text:span text:style-name="T2">&gt;&gt;&gt;a = ['mashrafe', 'bowler', 2]</text:span></text:p>
            <text:p><text:span text:style-name="T2">&gt;&gt;&gt;b = ['mushfiq', 'wicketkeeper', 15]</text:span></text:p>
            <text:p><text:span text:style-name="T2">&gt;&gt;&gt;c = ['shakib', 'allrounder', 75]</text:span></text:p>
            <text:p><text:span text:style-name="T2">&gt;&gt;&gt;database = [a,b,c]</text:span></text:p>
            <text:p><text:span text:style-name="T2">&gt;&gt;&gt;print database</text:span></text:p>
            <text:p><text:span text:style-name="T2">[['mashrafe', 'bowler', 2], ['mushfiq', 'wicketkeeper', 15], ['shakib', 'allrounder', 75]]</text:span></text:p>
          </draw:text-box>
        </draw:frame>
        <presentation:notes draw:style-name="dp2">
          <draw:page-thumbnail draw:style-name="gr2" draw:layer="layout" svg:width="14.848cm" svg:height="11.136cm" svg:x="3.075cm" svg:y="2.257cm" draw:page-number="26" presentation:class="page"/>
          <draw:frame presentation:style-name="pr1" draw:text-style-name="P4" draw:layer="layout" svg:width="16.799cm" svg:height="13.364cm" svg:x="2.1cm" svg:y="14.107cm" presentation:class="notes" presentation:placeholder="true">
            <draw:text-box/>
          </draw:frame>
        </presentation:notes>
      </draw:page>
      <draw:page draw:name="page27" draw:style-name="dp1" draw:master-page-name="Default">
        <draw:frame draw:style-name="gr1" draw:text-style-name="P2" draw:layer="layout" svg:width="26.416cm" svg:height="2.228cm" svg:x="0.762cm" svg:y="0.762cm">
          <draw:text-box>
            <text:p text:style-name="P1"><text:span text:style-name="T1">Indexing</text:span></text:p>
          </draw:text-box>
        </draw:frame>
        <draw:frame draw:style-name="gr1" draw:text-style-name="P3" draw:layer="layout" svg:width="26.67cm" svg:height="16.041cm" svg:x="0.508cm" svg:y="3.009cm">
          <draw:text-box>
            <text:p><text:span text:style-name="T2">&gt;&gt;&gt;a = [0,1,2,3,4,5,6,7,8,9]</text:span></text:p>
            <text:p><text:span text:style-name="T2"/></text:p>
            <text:p><text:span text:style-name="T2">Consider the list. Any item can be accessed by using the index.</text:span></text:p>
            <text:p><text:span text:style-name="T2">&gt;&gt;&gt;print a[2]</text:span></text:p>
            <text:p><text:span text:style-name="T2">2</text:span></text:p>
            <text:p><text:span text:style-name="T2">&gt;&gt;&gt;print[10]</text:span></text:p>
            <text:p><text:span text:style-name="T2">Traceback (most recent call last):</text:span></text:p>
            <text:p><text:span text:style-name="T2"><text:s text:c="2"/></text:span><text:span text:style-name="T2">File "&lt;stdin&gt;", line 1, in &lt;module&gt;</text:span></text:p>
            <text:p><text:span text:style-name="T2">IndexError: list index out of range</text:span></text:p>
          </draw:text-box>
        </draw:frame>
        <presentation:notes draw:style-name="dp2">
          <draw:page-thumbnail draw:style-name="gr2" draw:layer="layout" svg:width="14.848cm" svg:height="11.136cm" svg:x="3.075cm" svg:y="2.257cm" draw:page-number="27" presentation:class="page"/>
          <draw:frame presentation:style-name="pr1" draw:text-style-name="P4" draw:layer="layout" svg:width="16.799cm" svg:height="13.364cm" svg:x="2.1cm" svg:y="14.107cm" presentation:class="notes" presentation:placeholder="true">
            <draw:text-box/>
          </draw:frame>
        </presentation:notes>
      </draw:page>
      <draw:page draw:name="page28" draw:style-name="dp1" draw:master-page-name="Default">
        <draw:frame draw:style-name="gr1" draw:text-style-name="P2" draw:layer="layout" svg:width="26.416cm" svg:height="2.228cm" svg:x="0.762cm" svg:y="0.762cm">
          <draw:text-box>
            <text:p text:style-name="P1"><text:span text:style-name="T1">Negative Indexing</text:span></text:p>
          </draw:text-box>
        </draw:frame>
        <draw:frame draw:style-name="gr1" draw:text-style-name="P3" draw:layer="layout" svg:width="26.67cm" svg:height="16.041cm" svg:x="0.508cm" svg:y="3.009cm">
          <draw:text-box>
            <text:p><text:span text:style-name="T2">Python supports negative indexing. Index '-idx' means the idx-th element from right.</text:span></text:p>
            <text:p><text:span text:style-name="T2">&gt;&gt;&gt;a[-1]</text:span></text:p>
            <text:p><text:span text:style-name="T2">9</text:span></text:p>
            <text:p><text:span text:style-name="T2">&gt;&gt;&gt;a[-7]</text:span></text:p>
            <text:p><text:span text:style-name="T2">3</text:span></text:p>
            <text:p><text:span text:style-name="T2">&gt;&gt;&gt;a[-15]</text:span></text:p>
            <text:p><text:span text:style-name="T2">Traceback (most recent call last):</text:span></text:p>
            <text:p><text:span text:style-name="T2"><text:s text:c="2"/></text:span><text:span text:style-name="T2">File "&lt;stdin&gt;", line 1, in &lt;module&gt;</text:span></text:p>
            <text:p><text:span text:style-name="T2">IndexError: list index out of range</text:span></text:p>
          </draw:text-box>
        </draw:frame>
        <presentation:notes draw:style-name="dp2">
          <draw:page-thumbnail draw:style-name="gr2" draw:layer="layout" svg:width="14.848cm" svg:height="11.136cm" svg:x="3.075cm" svg:y="2.257cm" draw:page-number="28" presentation:class="page"/>
          <draw:frame presentation:style-name="pr1" draw:text-style-name="P4" draw:layer="layout" svg:width="16.799cm" svg:height="13.364cm" svg:x="2.1cm" svg:y="14.107cm" presentation:class="notes" presentation:placeholder="true">
            <draw:text-box/>
          </draw:frame>
        </presentation:notes>
      </draw:page>
      <draw:page draw:name="page29" draw:style-name="dp1" draw:master-page-name="Default">
        <draw:frame draw:style-name="gr1" draw:text-style-name="P2" draw:layer="layout" svg:width="26.416cm" svg:height="2.228cm" svg:x="0.762cm" svg:y="0.762cm">
          <draw:text-box>
            <text:p text:style-name="P1"><text:span text:style-name="T1">More Flexibility in Lists</text:span></text:p>
          </draw:text-box>
        </draw:frame>
        <draw:frame draw:style-name="gr1" draw:text-style-name="P3" draw:layer="layout" svg:width="26.67cm" svg:height="14.462cm" svg:x="0.508cm" svg:y="3.009cm">
          <draw:text-box>
            <text:p><text:span text:style-name="T2">Suppose we need a list, which contains 4 continuous 0's, 4 continuous 1's &amp; 4 continuous 2's from beginning.</text:span></text:p>
            <text:p><text:span text:style-name="T2">&gt;&gt;&gt;a = [0,0,0,0,1,1,1,1,2,2,2,2]</text:span></text:p>
            <text:p><text:span text:style-name="T2"/></text:p>
            <text:p><text:span text:style-name="T2">But you can do this easily like this.</text:span></text:p>
            <text:p><text:span text:style-name="T2">&gt;&gt;&gt;a = [0]*4+[1]*4+[2]*4</text:span></text:p>
            <text:p><text:span text:style-name="T2">&gt;&gt;&gt;print a</text:span></text:p>
            <text:p><text:span text:style-name="T2">[0, 0, 0, 0, 1, 1, 1, 1, 2, 2, 2, 2]</text:span></text:p>
          </draw:text-box>
        </draw:frame>
        <presentation:notes draw:style-name="dp2">
          <draw:page-thumbnail draw:style-name="gr2" draw:layer="layout" svg:width="14.848cm" svg:height="11.136cm" svg:x="3.075cm" svg:y="2.257cm" draw:page-number="29" presentation:class="page"/>
          <draw:frame presentation:style-name="pr1" draw:text-style-name="P4" draw:layer="layout" svg:width="16.799cm" svg:height="13.364cm" svg:x="2.1cm" svg:y="14.107cm" presentation:class="notes" presentation:placeholder="true">
            <draw:text-box/>
          </draw:frame>
        </presentation:notes>
      </draw:page>
      <draw:page draw:name="page30" draw:style-name="dp1" draw:master-page-name="Default">
        <draw:frame draw:style-name="gr1" draw:text-style-name="P2" draw:layer="layout" svg:width="26.416cm" svg:height="2.228cm" svg:x="0.762cm" svg:y="0.762cm">
          <draw:text-box>
            <text:p text:style-name="P1"><text:span text:style-name="T1">More Flexibility in Lists</text:span></text:p>
          </draw:text-box>
        </draw:frame>
        <draw:frame draw:style-name="gr1" draw:text-style-name="P3" draw:layer="layout" svg:width="26.67cm" svg:height="12.883cm" svg:x="0.508cm" svg:y="3.009cm">
          <draw:text-box>
            <text:p><text:span text:style-name="T2">Suppose we need to list the last 3 characters of every months. We can do it like this.</text:span></text:p>
            <text:p><text:span text:style-name="T2">&gt;&gt;&gt;a = ['ary']*2+['rch']+['ril']+['may']+\</text:span></text:p>
            <text:p><text:span text:style-name="T2"><text:tab/></text:span><text:span text:style-name="T2"><text:tab/></text:span><text:span text:style-name="T2"><text:tab/></text:span><text:span text:style-name="T2">['une']+['uly']+['ust']+['ber']*4</text:span></text:p>
            <text:p><text:span text:style-name="T2">&gt;&gt;&gt;print a</text:span></text:p>
            <text:p><text:span text:style-name="T2">['ary', 'ary', 'rch', 'ril', 'may', 'une', 'uly', 'ust', 'ber', 'ber', 'ber', 'ber']</text:span></text:p>
          </draw:text-box>
        </draw:frame>
        <presentation:notes draw:style-name="dp2">
          <draw:page-thumbnail draw:style-name="gr2" draw:layer="layout" svg:width="14.848cm" svg:height="11.136cm" svg:x="3.075cm" svg:y="2.257cm" draw:page-number="30" presentation:class="page"/>
          <draw:frame presentation:style-name="pr1" draw:text-style-name="P4" draw:layer="layout" svg:width="16.799cm" svg:height="13.364cm" svg:x="2.1cm" svg:y="14.107cm" presentation:class="notes" presentation:placeholder="true">
            <draw:text-box/>
          </draw:frame>
        </presentation:notes>
      </draw:page>
      <draw:page draw:name="page31" draw:style-name="dp1" draw:master-page-name="Default">
        <draw:frame draw:style-name="gr1" draw:text-style-name="P2" draw:layer="layout" svg:width="26.416cm" svg:height="2.228cm" svg:x="0.762cm" svg:y="0.762cm">
          <draw:text-box>
            <text:p text:style-name="P1"><text:span text:style-name="T1">String</text:span></text:p>
          </draw:text-box>
        </draw:frame>
        <draw:frame draw:style-name="gr1" draw:text-style-name="P3" draw:layer="layout" svg:width="26.67cm" svg:height="14.462cm" svg:x="0.508cm" svg:y="3.009cm">
          <draw:text-box>
            <text:p><text:span text:style-name="T2">The concept of string is same as it is in the other languages, but easier to declare or access.</text:span></text:p>
            <text:p><text:span text:style-name="T2">&gt;&gt;&gt;s = 'bangladesh'</text:span></text:p>
            <text:p><text:span text:style-name="T2"/></text:p>
            <text:p><text:span text:style-name="T2">You can consider string a list of characters. All the operations which can be done in lists are also possible in strings only except string is immutable.</text:span></text:p>
          </draw:text-box>
        </draw:frame>
        <presentation:notes draw:style-name="dp2">
          <draw:page-thumbnail draw:style-name="gr2" draw:layer="layout" svg:width="14.848cm" svg:height="11.136cm" svg:x="3.075cm" svg:y="2.257cm" draw:page-number="31" presentation:class="page"/>
          <draw:frame presentation:style-name="pr1" draw:text-style-name="P4" draw:layer="layout" svg:width="16.799cm" svg:height="13.364cm" svg:x="2.1cm" svg:y="14.107cm" presentation:class="notes" presentation:placeholder="true">
            <draw:text-box/>
          </draw:frame>
        </presentation:notes>
      </draw:page>
      <draw:page draw:name="page32" draw:style-name="dp1" draw:master-page-name="Default">
        <draw:frame draw:style-name="gr1" draw:text-style-name="P2" draw:layer="layout" svg:width="26.416cm" svg:height="2.228cm" svg:x="0.762cm" svg:y="0.762cm">
          <draw:text-box>
            <text:p text:style-name="P1"><text:span text:style-name="T1">Slicing</text:span></text:p>
          </draw:text-box>
        </draw:frame>
        <draw:frame draw:style-name="gr1" draw:text-style-name="P3" draw:layer="layout" svg:width="26.924cm" svg:height="16.041cm" svg:x="0.508cm" svg:y="3.009cm">
          <draw:text-box>
            <text:p><text:span text:style-name="T2">Slicing is just cutting out a portion of list or string. The structure is </text:span></text:p>
            <text:p><text:span text:style-name="T2"/></text:p>
            <text:p><text:span text:style-name="T2">list[start_index,end_index]. It actually returns all the elements starting from the first_index and ending just before the end_index.</text:span></text:p>
            <text:p><text:span text:style-name="T2">&gt;&gt;&gt;a = [0,1,2,3,4,5,6,7,8,9]</text:span></text:p>
            <text:p><text:span text:style-name="T2">&gt;&gt;&gt;print a[2:7]</text:span></text:p>
            <text:p><text:span text:style-name="T2">[2, 3, 4, 5, 6]</text:span></text:p>
          </draw:text-box>
        </draw:frame>
        <presentation:notes draw:style-name="dp2">
          <draw:page-thumbnail draw:style-name="gr2" draw:layer="layout" svg:width="14.848cm" svg:height="11.136cm" svg:x="3.075cm" svg:y="2.257cm" draw:page-number="32" presentation:class="page"/>
          <draw:frame presentation:style-name="pr1" draw:text-style-name="P4" draw:layer="layout" svg:width="16.799cm" svg:height="13.364cm" svg:x="2.1cm" svg:y="14.107cm" presentation:class="notes" presentation:placeholder="true">
            <draw:text-box/>
          </draw:frame>
        </presentation:notes>
      </draw:page>
      <draw:page draw:name="page33" draw:style-name="dp1" draw:master-page-name="Default">
        <draw:frame draw:style-name="gr1" draw:text-style-name="P2" draw:layer="layout" svg:width="26.416cm" svg:height="2.228cm" svg:x="0.762cm" svg:y="0.762cm">
          <draw:text-box>
            <text:p text:style-name="P1"><text:span text:style-name="T1">Slicing</text:span></text:p>
          </draw:text-box>
        </draw:frame>
        <draw:frame draw:style-name="gr1" draw:text-style-name="P3" draw:layer="layout" svg:width="26.924cm" svg:height="12.883cm" svg:x="0.508cm" svg:y="3.009cm">
          <draw:text-box>
            <text:p><text:span text:style-name="T2">&gt;&gt;&gt;print a[2:100]</text:span></text:p>
            <text:p><text:span text:style-name="T2">[2, 3, 4, 5, 6, 7, 8, 9]</text:span></text:p>
            <text:p><text:span text:style-name="T2">(always takes minimum or maximum index)</text:span></text:p>
            <text:p><text:span text:style-name="T2"/></text:p>
            <text:p><text:span text:style-name="T2">&gt;&gt;&gt;print a[5:3]</text:span></text:p>
            <text:p><text:span text:style-name="T2">[] <text:s/>#Only reads left to right</text:span></text:p>
            <text:p><text:span text:style-name="T2"/></text:p>
          </draw:text-box>
        </draw:frame>
        <presentation:notes draw:style-name="dp2">
          <draw:page-thumbnail draw:style-name="gr2" draw:layer="layout" svg:width="14.848cm" svg:height="11.136cm" svg:x="3.075cm" svg:y="2.257cm" draw:page-number="33" presentation:class="page"/>
          <draw:frame presentation:style-name="pr1" draw:text-style-name="P4" draw:layer="layout" svg:width="16.799cm" svg:height="13.364cm" svg:x="2.1cm" svg:y="14.107cm" presentation:class="notes" presentation:placeholder="true">
            <draw:text-box/>
          </draw:frame>
        </presentation:notes>
      </draw:page>
      <draw:page draw:name="page34" draw:style-name="dp1" draw:master-page-name="Default">
        <draw:frame draw:style-name="gr1" draw:text-style-name="P2" draw:layer="layout" svg:width="26.416cm" svg:height="2.228cm" svg:x="0.762cm" svg:y="0.762cm">
          <draw:text-box>
            <text:p text:style-name="P1"><text:span text:style-name="T1">Slicing</text:span></text:p>
          </draw:text-box>
        </draw:frame>
        <draw:frame draw:style-name="gr1" draw:text-style-name="P3" draw:layer="layout" svg:width="26.924cm" svg:height="14.462cm" svg:x="0.508cm" svg:y="3.009cm">
          <draw:text-box>
            <text:p><text:span text:style-name="T2">&gt;&gt;&gt;print a[-3:-1]</text:span></text:p>
            <text:p><text:span text:style-name="T2">[7, 8]</text:span></text:p>
            <text:p><text:span text:style-name="T2">&gt;&gt;&gt;print a[-9:-1]</text:span></text:p>
            <text:p><text:span text:style-name="T2">[1, 2, 3, 4, 5, 6, 7, 8]</text:span></text:p>
            <text:p><text:span text:style-name="T2">&gt;&gt;&gt;print [-50:-2]</text:span></text:p>
            <text:p><text:span text:style-name="T2">[0, 1, 2, 3, 4, 5, 6, 7]</text:span></text:p>
            <text:p><text:span text:style-name="T2"/></text:p>
            <text:p><text:span text:style-name="T2">(Always takes the minimum or maximum possible index)</text:span></text:p>
          </draw:text-box>
        </draw:frame>
        <presentation:notes draw:style-name="dp2">
          <draw:page-thumbnail draw:style-name="gr2" draw:layer="layout" svg:width="14.848cm" svg:height="11.136cm" svg:x="3.075cm" svg:y="2.257cm" draw:page-number="34" presentation:class="page"/>
          <draw:frame presentation:style-name="pr1" draw:text-style-name="P4" draw:layer="layout" svg:width="16.799cm" svg:height="13.364cm" svg:x="2.1cm" svg:y="14.107cm" presentation:class="notes" presentation:placeholder="true">
            <draw:text-box/>
          </draw:frame>
        </presentation:notes>
      </draw:page>
      <draw:page draw:name="page35" draw:style-name="dp1" draw:master-page-name="Default">
        <draw:frame draw:style-name="gr1" draw:text-style-name="P2" draw:layer="layout" svg:width="26.416cm" svg:height="2.228cm" svg:x="0.762cm" svg:y="0.762cm">
          <draw:text-box>
            <text:p text:style-name="P1"><text:span text:style-name="T1">Slicing</text:span></text:p>
          </draw:text-box>
        </draw:frame>
        <draw:frame draw:style-name="gr1" draw:text-style-name="P3" draw:layer="layout" svg:width="26.924cm" svg:height="11.304cm" svg:x="0.508cm" svg:y="3.009cm">
          <draw:text-box>
            <text:p><text:span text:style-name="T2">If you need, you can mix up positive and negative indexing. Suppose you need all the elements except the last one, but you don't know the size of the list. You simply can use this command.</text:span></text:p>
            <text:p><text:span text:style-name="T2">&gt;&gt;&gt;print a[0:-1]</text:span></text:p>
            <text:p><text:span text:style-name="T2">[0, 1, 2, 3, 4, 5, 6, 7, 8]</text:span></text:p>
          </draw:text-box>
        </draw:frame>
        <presentation:notes draw:style-name="dp2">
          <draw:page-thumbnail draw:style-name="gr2" draw:layer="layout" svg:width="14.848cm" svg:height="11.136cm" svg:x="3.075cm" svg:y="2.257cm" draw:page-number="35" presentation:class="page"/>
          <draw:frame presentation:style-name="pr1" draw:text-style-name="P4" draw:layer="layout" svg:width="16.799cm" svg:height="13.364cm" svg:x="2.1cm" svg:y="14.107cm" presentation:class="notes" presentation:placeholder="true">
            <draw:text-box/>
          </draw:frame>
        </presentation:notes>
      </draw:page>
      <draw:page draw:name="page36" draw:style-name="dp1" draw:master-page-name="Default">
        <draw:frame draw:style-name="gr1" draw:text-style-name="P2" draw:layer="layout" svg:width="26.416cm" svg:height="2.228cm" svg:x="0.762cm" svg:y="0.762cm">
          <draw:text-box>
            <text:p text:style-name="P1"><text:span text:style-name="T1">Slicing</text:span></text:p>
          </draw:text-box>
        </draw:frame>
        <draw:frame draw:style-name="gr1" draw:text-style-name="P3" draw:layer="layout" svg:width="26.924cm" svg:height="17.62cm" svg:x="0.508cm" svg:y="3.009cm">
          <draw:text-box>
            <text:p><text:span text:style-name="T2">If you want to access from start or end, you can simply ignore declaring the starts or ends.</text:span></text:p>
            <text:p><text:span text:style-name="T2">&gt;&gt;&gt;print a[:3]</text:span></text:p>
            <text:p><text:span text:style-name="T2">[0, 1, 2]</text:span></text:p>
            <text:p><text:span text:style-name="T2">&gt;&gt;&gt;print a[:-4]</text:span></text:p>
            <text:p><text:span text:style-name="T2">[0, 1, 2, 3, 4, 5]</text:span></text:p>
            <text:p><text:span text:style-name="T2">&gt;&gt;&gt;print a[4:]</text:span></text:p>
            <text:p><text:span text:style-name="T2">4, 5, 6, 7, 8, 9]</text:span></text:p>
            <text:p><text:span text:style-name="T2">&gt;&gt;&gt;print a[:]</text:span></text:p>
            <text:p><text:span text:style-name="T2">[1, 2, 3, 4, 5, 6, 7, 8, 9]</text:span></text:p>
          </draw:text-box>
        </draw:frame>
        <presentation:notes draw:style-name="dp2">
          <draw:page-thumbnail draw:style-name="gr2" draw:layer="layout" svg:width="14.848cm" svg:height="11.136cm" svg:x="3.075cm" svg:y="2.257cm" draw:page-number="36" presentation:class="page"/>
          <draw:frame presentation:style-name="pr1" draw:text-style-name="P4" draw:layer="layout" svg:width="16.799cm" svg:height="13.364cm" svg:x="2.1cm" svg:y="14.107cm" presentation:class="notes" presentation:placeholder="true">
            <draw:text-box/>
          </draw:frame>
        </presentation:notes>
      </draw:page>
      <draw:page draw:name="page37" draw:style-name="dp1" draw:master-page-name="Default">
        <draw:frame draw:style-name="gr3" draw:text-style-name="P2" draw:layer="layout" svg:width="26.416cm" svg:height="2.736cm" svg:x="0.634cm" svg:y="0.566cm">
          <draw:text-box>
            <text:p text:style-name="P1"><text:span text:style-name="T1">Slicing</text:span></text:p>
          </draw:text-box>
        </draw:frame>
        <draw:frame draw:style-name="gr1" draw:text-style-name="P3" draw:layer="layout" svg:width="26.924cm" svg:height="16.041cm" svg:x="0.508cm" svg:y="3.009cm">
          <draw:text-box>
            <text:p><text:span text:style-name="T2">You can define the interval. Adding another parameter will help.</text:span></text:p>
            <text:p><text:span text:style-name="T2">&gt;&gt;&gt;print a[1:6:2]</text:span></text:p>
            <text:p><text:span text:style-name="T2">[1,3,5]</text:span></text:p>
            <text:p><text:span text:style-name="T2">&gt;&gt;&gt;print a[1::2]</text:span></text:p>
            <text:p><text:span text:style-name="T2">[1, 3, 5, 7, 9]</text:span></text:p>
            <text:p><text:span text:style-name="T2">&gt;&gt;&gt;print a[:5:2]</text:span></text:p>
            <text:p><text:span text:style-name="T2">[0, 2, 4]</text:span></text:p>
            <text:p><text:span text:style-name="T2">&gt;&gt;&gt;print a[::2]</text:span></text:p>
            <text:p><text:span text:style-name="T2">[0, 2, 4, 6, 8]</text:span></text:p>
          </draw:text-box>
        </draw:frame>
        <presentation:notes draw:style-name="dp2">
          <draw:page-thumbnail draw:style-name="gr2" draw:layer="layout" svg:width="14.848cm" svg:height="11.136cm" svg:x="3.075cm" svg:y="2.257cm" draw:page-number="37" presentation:class="page"/>
          <draw:frame presentation:style-name="pr1" draw:text-style-name="P4" draw:layer="layout" svg:width="16.799cm" svg:height="13.364cm" svg:x="2.1cm" svg:y="14.107cm" presentation:class="notes" presentation:placeholder="true">
            <draw:text-box/>
          </draw:frame>
        </presentation:notes>
      </draw:page>
      <draw:page draw:name="page38" draw:style-name="dp1" draw:master-page-name="Default">
        <draw:frame draw:style-name="gr3" draw:text-style-name="P2" draw:layer="layout" svg:width="26.416cm" svg:height="2.736cm" svg:x="0.634cm" svg:y="0.566cm">
          <draw:text-box>
            <text:p text:style-name="P1"><text:span text:style-name="T1">Membership</text:span></text:p>
          </draw:text-box>
        </draw:frame>
        <draw:frame draw:style-name="gr1" draw:text-style-name="P3" draw:layer="layout" svg:width="26.924cm" svg:height="11.304cm" svg:x="0.508cm" svg:y="3.009cm">
          <draw:text-box>
            <text:p><text:span text:style-name="T2">You can check if an arbitrary element is a member of a list.</text:span></text:p>
            <text:p><text:span text:style-name="T2">&gt;&gt;&gt;a = [0,1,2,3,4,5,6,7,8,9]</text:span></text:p>
            <text:p><text:span text:style-name="T2">&gt;&gt;&gt;print 4 in a</text:span></text:p>
            <text:p><text:span text:style-name="T2">True</text:span></text:p>
            <text:p><text:span text:style-name="T2">&gt;&gt;&gt;print 'bangla' in a</text:span></text:p>
            <text:p><text:span text:style-name="T2">False</text:span></text:p>
          </draw:text-box>
        </draw:frame>
        <presentation:notes draw:style-name="dp2">
          <draw:page-thumbnail draw:style-name="gr2" draw:layer="layout" svg:width="14.848cm" svg:height="11.136cm" svg:x="3.075cm" svg:y="2.257cm" draw:page-number="38" presentation:class="page"/>
          <draw:frame presentation:style-name="pr1" draw:text-style-name="P4" draw:layer="layout" svg:width="16.799cm" svg:height="13.364cm" svg:x="2.1cm" svg:y="14.107cm" presentation:class="notes" presentation:placeholder="true">
            <draw:text-box/>
          </draw:frame>
        </presentation:notes>
      </draw:page>
      <draw:page draw:name="page39" draw:style-name="dp1" draw:master-page-name="Default">
        <draw:frame draw:style-name="gr3" draw:text-style-name="P2" draw:layer="layout" svg:width="26.416cm" svg:height="2.736cm" svg:x="0.634cm" svg:y="0.566cm">
          <draw:text-box>
            <text:p text:style-name="P1"><text:span text:style-name="T1">Max &amp; Min Functions</text:span></text:p>
          </draw:text-box>
        </draw:frame>
        <draw:frame draw:style-name="gr1" draw:text-style-name="P3" draw:layer="layout" svg:width="26.924cm" svg:height="17.62cm" svg:x="0.508cm" svg:y="3.009cm">
          <draw:text-box>
            <text:p><text:span text:style-name="T2">Returns the maximum and minimum numbers of a list.</text:span></text:p>
            <text:p><text:span text:style-name="T2">&gt;&gt;&gt;a = [1,2,3,4,5,6,7,8]</text:span></text:p>
            <text:p><text:span text:style-name="T2">&gt;&gt;&gt;print max(a)</text:span></text:p>
            <text:p><text:span text:style-name="T2">8</text:span></text:p>
            <text:p><text:span text:style-name="T2">&gt;&gt;&gt;print min(a)</text:span></text:p>
            <text:p><text:span text:style-name="T2">1</text:span></text:p>
            <text:p><text:span text:style-name="T2">&gt;&gt;&gt;print max(1,2,3,4,5,6,7,8)</text:span></text:p>
            <text:p><text:span text:style-name="T2">1</text:span></text:p>
            <text:p><text:span text:style-name="T2">&gt;&gt;&gt;print min(1,2,3,4,5,6,7,8)</text:span></text:p>
            <text:p><text:span text:style-name="T2">8</text:span></text:p>
          </draw:text-box>
        </draw:frame>
        <presentation:notes draw:style-name="dp2">
          <draw:page-thumbnail draw:style-name="gr2" draw:layer="layout" svg:width="14.848cm" svg:height="11.136cm" svg:x="3.075cm" svg:y="2.257cm" draw:page-number="39" presentation:class="page"/>
          <draw:frame presentation:style-name="pr1" draw:text-style-name="P4" draw:layer="layout" svg:width="16.799cm" svg:height="13.364cm" svg:x="2.1cm" svg:y="14.107cm" presentation:class="notes" presentation:placeholder="true">
            <draw:text-box/>
          </draw:frame>
        </presentation:notes>
      </draw:page>
      <draw:page draw:name="page40" draw:style-name="dp1" draw:master-page-name="Default">
        <draw:frame draw:style-name="gr3" draw:text-style-name="P2" draw:layer="layout" svg:width="26.416cm" svg:height="2.736cm" svg:x="0.634cm" svg:y="0.566cm">
          <draw:text-box>
            <text:p text:style-name="P1"><text:span text:style-name="T1">Count &amp; Len Functions</text:span></text:p>
          </draw:text-box>
        </draw:frame>
        <draw:frame draw:style-name="gr1" draw:text-style-name="P3" draw:layer="layout" svg:width="26.924cm" svg:height="17.62cm" svg:x="0.508cm" svg:y="3.009cm">
          <draw:text-box>
            <text:p><text:span text:style-name="T2">Counts the number of occurrences of an element in a list.</text:span></text:p>
            <text:p><text:span text:style-name="T2">&gt;&gt;&gt;a = [1,4,3,4,4,6,7,8]</text:span></text:p>
            <text:p><text:span text:style-name="T2">&gt;&gt;&gt;print a.count(4)</text:span></text:p>
            <text:p><text:span text:style-name="T2">3</text:span></text:p>
            <text:p><text:span text:style-name="T2">&gt;&gt;&gt;b = [1, [2,3], [1, [2,3]], 4]</text:span></text:p>
            <text:p><text:span text:style-name="T2">&gt;&gt;&gt;print b.count([2,3])</text:span></text:p>
            <text:p><text:span text:style-name="T2">1</text:span></text:p>
            <text:p><text:span text:style-name="T2">&gt;&gt;&gt;print len(a)</text:span></text:p>
            <text:p><text:span text:style-name="T2">8</text:span></text:p>
            <text:p><text:span text:style-name="T2"/></text:p>
          </draw:text-box>
        </draw:frame>
        <presentation:notes draw:style-name="dp2">
          <draw:page-thumbnail draw:style-name="gr2" draw:layer="layout" svg:width="14.848cm" svg:height="11.136cm" svg:x="3.075cm" svg:y="2.257cm" draw:page-number="40" presentation:class="page"/>
          <draw:frame presentation:style-name="pr1" draw:text-style-name="P4" draw:layer="layout" svg:width="16.799cm" svg:height="13.364cm" svg:x="2.1cm" svg:y="14.107cm" presentation:class="notes" presentation:placeholder="true">
            <draw:text-box/>
          </draw:frame>
        </presentation:notes>
      </draw:page>
      <draw:page draw:name="page41" draw:style-name="dp1" draw:master-page-name="Default">
        <draw:frame draw:style-name="gr3" draw:text-style-name="P2" draw:layer="layout" svg:width="26.416cm" svg:height="2.736cm" svg:x="0.634cm" svg:y="0.566cm">
          <draw:text-box>
            <text:p text:style-name="P1"><text:span text:style-name="T1">Some change operations</text:span></text:p>
          </draw:text-box>
        </draw:frame>
        <draw:frame draw:style-name="gr1" draw:text-style-name="P3" draw:layer="layout" svg:width="26.924cm" svg:height="16.041cm" svg:x="0.508cm" svg:y="3.009cm">
          <draw:text-box>
            <text:p><text:span text:style-name="T2">&gt;&gt;&gt;a = [1,4,3,4,4,6,7,8]</text:span></text:p>
            <text:p><text:span text:style-name="T2">&gt;&gt;&gt;a[0:3] = [2,9,100]</text:span></text:p>
            <text:p><text:span text:style-name="T2">&gt;&gt;&gt;print a</text:span></text:p>
            <text:p><text:span text:style-name="T2">[2, 9, 100, 4, 4, 6, 7, 8]</text:span></text:p>
            <text:p><text:span text:style-name="T2">&gt;&gt;&gt;a[1:3] = []</text:span></text:p>
            <text:p><text:span text:style-name="T2">&gt;&gt;&gt;print a</text:span></text:p>
            <text:p><text:span text:style-name="T2">[2, 4, 4, 6, 7, 8]</text:span></text:p>
            <text:p><text:span text:style-name="T2">&gt;&gt;&gt;a[-4:-2] = []</text:span></text:p>
            <text:p><text:span text:style-name="T2">&gt;&gt;&gt;print a</text:span></text:p>
            <text:p><text:span text:style-name="T2">[2, 4, 7, 8]</text:span></text:p>
          </draw:text-box>
        </draw:frame>
        <presentation:notes draw:style-name="dp2">
          <draw:page-thumbnail draw:style-name="gr2" draw:layer="layout" svg:width="14.848cm" svg:height="11.136cm" svg:x="3.075cm" svg:y="2.257cm" draw:page-number="41" presentation:class="page"/>
          <draw:frame presentation:style-name="pr1" draw:text-style-name="P4" draw:layer="layout" svg:width="16.799cm" svg:height="13.364cm" svg:x="2.1cm" svg:y="14.107cm" presentation:class="notes" presentation:placeholder="true">
            <draw:text-box/>
          </draw:frame>
        </presentation:notes>
      </draw:page>
      <draw:page draw:name="page42" draw:style-name="dp1" draw:master-page-name="Default">
        <draw:frame draw:style-name="gr3" draw:text-style-name="P2" draw:layer="layout" svg:width="26.416cm" svg:height="2.736cm" svg:x="0.634cm" svg:y="0.566cm">
          <draw:text-box>
            <text:p text:style-name="P5"><text:span text:style-name="T1">Some change operations</text:span></text:p>
          </draw:text-box>
        </draw:frame>
        <draw:frame draw:style-name="gr1" draw:text-style-name="P3" draw:layer="layout" svg:width="26.924cm" svg:height="16.041cm" svg:x="0.508cm" svg:y="3.009cm">
          <draw:text-box>
            <text:p text:style-name="P6"><text:span text:style-name="T2">&gt;&gt;&gt;a = [1,4,3,4,4,6,7,8]</text:span></text:p>
            <text:p text:style-name="P6"><text:span text:style-name="T2">&gt;&gt;&gt;a[3:3] = [2,9,100]</text:span></text:p>
            <text:p text:style-name="P6"><text:span text:style-name="T2">&gt;&gt;&gt;print a</text:span></text:p>
            <text:p text:style-name="P6"><text:span text:style-name="T2">[1,4,3,2, 9, 100, 4, 4, 6, 7, 8]</text:span></text:p>
            <text:p text:style-name="P6"><text:span text:style-name="T2">&gt;&gt;&gt;a[1:3] = []</text:span></text:p>
            <text:p text:style-name="P6"><text:span text:style-name="T2">&gt;&gt;&gt;print a</text:span></text:p>
            <text:p text:style-name="P6"><text:span text:style-name="T2">[1, 2, 9, 100, 4, 4, 6, 7, 8]</text:span></text:p>
            <text:p text:style-name="P6"><text:span text:style-name="T2">&gt;&gt;&gt;a[-4:-2] = []</text:span></text:p>
            <text:p text:style-name="P6"><text:span text:style-name="T2">&gt;&gt;&gt;print a</text:span></text:p>
            <text:p text:style-name="P6"><text:span text:style-name="T2">[1, 2, 9, 100, 4, 7, 8]</text:span></text:p>
          </draw:text-box>
        </draw:frame>
        <presentation:notes draw:style-name="dp2">
          <draw:page-thumbnail draw:style-name="gr2" draw:layer="layout" svg:width="14.848cm" svg:height="11.136cm" svg:x="3.075cm" svg:y="2.257cm" draw:page-number="42" presentation:class="page"/>
          <draw:frame presentation:style-name="pr1" draw:text-style-name="P4" draw:layer="layout" svg:width="16.799cm" svg:height="13.364cm" svg:x="2.1cm" svg:y="14.107cm" presentation:class="notes" presentation:placeholder="true">
            <draw:text-box/>
          </draw:frame>
        </presentation:notes>
      </draw:page>
      <draw:page draw:name="page43" draw:style-name="dp1" draw:master-page-name="Default">
        <draw:frame draw:style-name="gr3" draw:text-style-name="P2" draw:layer="layout" svg:width="26.416cm" svg:height="2.736cm" svg:x="0.676cm" svg:y="0.273cm">
          <draw:text-box>
            <text:p text:style-name="P5"><text:span text:style-name="T1">Append &amp; Extend</text:span></text:p>
          </draw:text-box>
        </draw:frame>
        <draw:frame draw:style-name="gr1" draw:text-style-name="P7" draw:layer="layout" svg:width="26.924cm" svg:height="17.783cm" svg:x="0.508cm" svg:y="3.009cm">
          <draw:text-box>
            <text:p text:style-name="P7"><text:span text:style-name="T4">Append function simply adds an element in a list to the right.</text:span></text:p>
            <text:p text:style-name="P7"><text:span text:style-name="T4">&gt;&gt;&gt;a <text:s/>= [1,2,3]</text:span></text:p>
            <text:p text:style-name="P7"><text:span text:style-name="T4">&gt;&gt;&gt;a.append(123)</text:span></text:p>
            <text:p text:style-name="P7"><text:span text:style-name="T4">&gt;&gt;&gt;print a</text:span></text:p>
            <text:p text:style-name="P7"><text:span text:style-name="T4">[1, 2, 3, 123]</text:span></text:p>
            <text:p text:style-name="P7"><text:span text:style-name="T4">&gt;&gt;&gt;a.extend([4,5,6])</text:span></text:p>
            <text:p text:style-name="P7"><text:span text:style-name="T4">&gt;&gt;&gt;print a</text:span></text:p>
            <text:p text:style-name="P7"><text:span text:style-name="T4">[1, 2, 3, 123, 4, 5, 6]</text:span></text:p>
            <text:p text:style-name="P7"><text:span text:style-name="T4">&gt;&gt;&gt;a.insert(3,3)</text:span></text:p>
            <text:p text:style-name="P7"><text:span text:style-name="T4">&gt;&gt;&gt;print a</text:span></text:p>
            <text:p text:style-name="P7"><text:span text:style-name="T4">[1, 2, 3, 3, 123, 4, 5, 6]</text:span></text:p>
          </draw:text-box>
        </draw:frame>
        <presentation:notes draw:style-name="dp2">
          <draw:page-thumbnail draw:style-name="gr2" draw:layer="layout" svg:width="14.848cm" svg:height="11.136cm" svg:x="3.075cm" svg:y="2.257cm" draw:page-number="43" presentation:class="page"/>
          <draw:frame presentation:style-name="pr1" draw:text-style-name="P4" draw:layer="layout" svg:width="16.799cm" svg:height="13.364cm" svg:x="2.1cm" svg:y="14.107cm" presentation:class="notes" presentation:placeholder="true">
            <draw:text-box/>
          </draw:frame>
        </presentation:notes>
      </draw:page>
      <draw:page draw:name="page44" draw:style-name="dp1" draw:master-page-name="Default">
        <draw:frame draw:style-name="gr3" draw:text-style-name="P2" draw:layer="layout" svg:width="26.416cm" svg:height="2.736cm" svg:x="0.676cm" svg:y="0.273cm">
          <draw:text-box>
            <text:p text:style-name="P5"><text:span text:style-name="T1">Pop Function</text:span></text:p>
          </draw:text-box>
        </draw:frame>
        <draw:frame draw:style-name="gr1" draw:text-style-name="P3" draw:layer="layout" svg:width="26.924cm" svg:height="17.62cm" svg:x="0.508cm" svg:y="3.009cm">
          <draw:text-box>
            <text:p text:style-name="P3"><text:span text:style-name="T2">Pop function simply pops an element from the right of a list.</text:span></text:p>
            <text:p text:style-name="P3"><text:span text:style-name="T2">&gt;&gt;&gt;a=[0,1,2,3,4,5,6]</text:span></text:p>
            <text:p text:style-name="P3"><text:span text:style-name="T2">&gt;&gt;&gt;a.pop()</text:span></text:p>
            <text:p text:style-name="P3"><text:span text:style-name="T2">&gt;&gt;&gt;print a</text:span></text:p>
            <text:p text:style-name="P3"><text:span text:style-name="T2">[0, 1, 2, 3, 4, 5]</text:span></text:p>
            <text:p text:style-name="P3"><text:span text:style-name="T2"/></text:p>
            <text:p text:style-name="P3"><text:span text:style-name="T2">It also can pop from a definite index.</text:span></text:p>
            <text:p text:style-name="P3"><text:span text:style-name="T2">&gt;&gt;&gt;a.pop(3)</text:span></text:p>
            <text:p text:style-name="P3"><text:span text:style-name="T2">&gt;&gt;&gt;print a</text:span></text:p>
            <text:p text:style-name="P3"><text:span text:style-name="T2">[0, 1, 2, 4, 5]</text:span></text:p>
          </draw:text-box>
        </draw:frame>
        <presentation:notes draw:style-name="dp2">
          <draw:page-thumbnail draw:style-name="gr2" draw:layer="layout" svg:width="14.848cm" svg:height="11.136cm" svg:x="3.075cm" svg:y="2.257cm" draw:page-number="44" presentation:class="page"/>
          <draw:frame presentation:style-name="pr1" draw:text-style-name="P4" draw:layer="layout" svg:width="16.799cm" svg:height="13.364cm" svg:x="2.1cm" svg:y="14.107cm" presentation:class="notes" presentation:placeholder="true">
            <draw:text-box/>
          </draw:frame>
        </presentation:notes>
      </draw:page>
      <draw:page draw:name="page45" draw:style-name="dp1" draw:master-page-name="Default">
        <draw:frame draw:style-name="gr3" draw:text-style-name="P2" draw:layer="layout" svg:width="26.416cm" svg:height="2.736cm" svg:x="0.676cm" svg:y="0.273cm">
          <draw:text-box>
            <text:p text:style-name="P5"><text:span text:style-name="T1">Remove Function</text:span></text:p>
          </draw:text-box>
        </draw:frame>
        <draw:frame draw:style-name="gr1" draw:text-style-name="P3" draw:layer="layout" svg:width="26.924cm" svg:height="14.462cm" svg:x="0.508cm" svg:y="3.009cm">
          <draw:text-box>
            <text:p text:style-name="P3"><text:span text:style-name="T2">Remove function simply removes an element(not an index).</text:span></text:p>
            <text:p text:style-name="P3"><text:span text:style-name="T2">&gt;&gt;&gt;a = [1,2,5,4,3,7,4,5,4]</text:span></text:p>
            <text:p text:style-name="P3"><text:span text:style-name="T2">&gt;&gt;&gt;a.remove(7)</text:span></text:p>
            <text:p text:style-name="P3"><text:span text:style-name="T2">&gt;&gt;&gt;print a</text:span></text:p>
            <text:p text:style-name="P3"><text:span text:style-name="T2">[1, 2, 5, 4, 3, 4, 5, 4]</text:span></text:p>
            <text:p text:style-name="P3"><text:span text:style-name="T2"/></text:p>
            <text:p text:style-name="P3"><text:span text:style-name="T2">If any element occurs more than once, it removes th first occurrence.</text:span></text:p>
          </draw:text-box>
        </draw:frame>
        <presentation:notes draw:style-name="dp2">
          <draw:page-thumbnail draw:style-name="gr2" draw:layer="layout" svg:width="14.848cm" svg:height="11.136cm" svg:x="3.075cm" svg:y="2.257cm" draw:page-number="45" presentation:class="page"/>
          <draw:frame presentation:style-name="pr1" draw:text-style-name="P4" draw:layer="layout" svg:width="16.799cm" svg:height="13.364cm" svg:x="2.1cm" svg:y="14.107cm" presentation:class="notes" presentation:placeholder="true">
            <draw:text-box/>
          </draw:frame>
        </presentation:notes>
      </draw:page>
      <draw:page draw:name="page46" draw:style-name="dp1" draw:master-page-name="Default">
        <draw:frame draw:style-name="gr3" draw:text-style-name="P2" draw:layer="layout" svg:width="26.416cm" svg:height="2.736cm" svg:x="0.676cm" svg:y="0.273cm">
          <draw:text-box>
            <text:p text:style-name="P5"><text:span text:style-name="T1">Remove Function</text:span></text:p>
          </draw:text-box>
        </draw:frame>
        <draw:frame draw:style-name="gr1" draw:text-style-name="P3" draw:layer="layout" svg:width="26.924cm" svg:height="16.041cm" svg:x="0.508cm" svg:y="3.009cm">
          <draw:text-box>
            <text:p text:style-name="P3"><text:span text:style-name="T2">&gt;&gt;&gt;a = [1,2,8,5,7,8,4,8,5,8,4]</text:span></text:p>
            <text:p text:style-name="P3"><text:span text:style-name="T2">&gt;&gt;&gt;a.remove(8)</text:span></text:p>
            <text:p text:style-name="P3"><text:span text:style-name="T2">&gt;&gt;&gt;print a</text:span></text:p>
            <text:p text:style-name="P3"><text:span text:style-name="T2">[1, 2, 5, 7, 8, 4, 8, 5, 8, 4]</text:span></text:p>
            <text:p text:style-name="P3"><text:span text:style-name="T2">&gt;&gt;&gt;a.remove(8)</text:span></text:p>
            <text:p text:style-name="P3"><text:span text:style-name="T2">&gt;&gt;&gt;print a</text:span></text:p>
            <text:p text:style-name="P3"><text:span text:style-name="T2">[1, 2, 5, 7, 4, 8, 5, 8, 4]</text:span></text:p>
            <text:p text:style-name="P3"><text:span text:style-name="T2">&gt;&gt;&gt;a.remove(4)</text:span></text:p>
            <text:p text:style-name="P3"><text:span text:style-name="T2">&gt;&gt;&gt;print a</text:span></text:p>
            <text:p text:style-name="P3"><text:span text:style-name="T2">[1, 2, 5, 7, 8, 8, 5, 8, 4]</text:span></text:p>
          </draw:text-box>
        </draw:frame>
        <presentation:notes draw:style-name="dp2">
          <draw:page-thumbnail draw:style-name="gr2" draw:layer="layout" svg:width="14.848cm" svg:height="11.136cm" svg:x="3.075cm" svg:y="2.257cm" draw:page-number="46" presentation:class="page"/>
          <draw:frame presentation:style-name="pr1" draw:text-style-name="P4" draw:layer="layout" svg:width="16.799cm" svg:height="13.364cm" svg:x="2.1cm" svg:y="14.107cm" presentation:class="notes" presentation:placeholder="true">
            <draw:text-box/>
          </draw:frame>
        </presentation:notes>
      </draw:page>
      <draw:page draw:name="page47" draw:style-name="dp1" draw:master-page-name="Default">
        <draw:frame draw:style-name="gr3" draw:text-style-name="P2" draw:layer="layout" svg:width="26.416cm" svg:height="2.736cm" svg:x="0.676cm" svg:y="0.273cm">
          <draw:text-box>
            <text:p text:style-name="P5"><text:span text:style-name="T1">Reverse &amp; Sort Function</text:span></text:p>
          </draw:text-box>
        </draw:frame>
        <draw:frame draw:style-name="gr1" draw:text-style-name="P3" draw:layer="layout" svg:width="26.924cm" svg:height="17.62cm" svg:x="0.508cm" svg:y="3.009cm">
          <draw:text-box>
            <text:p text:style-name="P3"><text:span text:style-name="T2">Reverse function simply reverses a list.</text:span></text:p>
            <text:p text:style-name="P3"><text:span text:style-name="T2">&gt;&gt;&gt;a = [1,2,8,5,7,8,4,8,5,8,4]</text:span></text:p>
            <text:p text:style-name="P3"><text:span text:style-name="T2">&gt;&gt;&gt;a.reverse()</text:span></text:p>
            <text:p text:style-name="P3"><text:span text:style-name="T2">&gt;&gt;&gt;print a</text:span></text:p>
            <text:p text:style-name="P3"><text:span text:style-name="T2">[4, 8, 5, 8, 4, 8, 7, 5, 8, 2, 1]</text:span></text:p>
            <text:p text:style-name="P3"><text:span text:style-name="T2"/></text:p>
            <text:p text:style-name="P3"><text:span text:style-name="T2">Sort function sorts a list in ascending order.</text:span></text:p>
            <text:p text:style-name="P3"><text:span text:style-name="T2">&gt;&gt;&gt;a.sort()</text:span></text:p>
            <text:p text:style-name="P3"><text:span text:style-name="T2">&gt;&gt;&gt;print a</text:span></text:p>
            <text:p text:style-name="P3"><text:span text:style-name="T2">[1, 2, 4, 4, 5, 5, 7, 8, 8, 8, 8]</text:span></text:p>
          </draw:text-box>
        </draw:frame>
        <presentation:notes draw:style-name="dp2">
          <draw:page-thumbnail draw:style-name="gr2" draw:layer="layout" svg:width="14.848cm" svg:height="11.136cm" svg:x="3.075cm" svg:y="2.257cm" draw:page-number="47" presentation:class="page"/>
          <draw:frame presentation:style-name="pr1" draw:text-style-name="P4" draw:layer="layout" svg:width="16.799cm" svg:height="13.364cm" svg:x="2.1cm" svg:y="14.107cm" presentation:class="notes" presentation:placeholder="true">
            <draw:text-box/>
          </draw:frame>
        </presentation:notes>
      </draw:page>
      <draw:page draw:name="page48" draw:style-name="dp1" draw:master-page-name="Default">
        <draw:frame draw:style-name="gr3" draw:text-style-name="P2" draw:layer="layout" svg:width="26.416cm" svg:height="2.736cm" svg:x="0.676cm" svg:y="0.273cm">
          <draw:text-box>
            <text:p text:style-name="P5"><text:span text:style-name="T1">Reverse &amp; Sort Function</text:span></text:p>
          </draw:text-box>
        </draw:frame>
        <draw:frame draw:style-name="gr1" draw:text-style-name="P3" draw:layer="layout" svg:width="26.924cm" svg:height="17.62cm" svg:x="0.508cm" svg:y="3.009cm">
          <draw:text-box>
            <text:p text:style-name="P3"><text:span text:style-name="T2">Reverse function simply reverses a list.</text:span></text:p>
            <text:p text:style-name="P3"><text:span text:style-name="T2">&gt;&gt;&gt;a = [1,2,8,5,7,8,4,8,5,8,4]</text:span></text:p>
            <text:p text:style-name="P3"><text:span text:style-name="T2">&gt;&gt;&gt;a.reverse()</text:span></text:p>
            <text:p text:style-name="P3"><text:span text:style-name="T2">&gt;&gt;&gt;print a</text:span></text:p>
            <text:p text:style-name="P3"><text:span text:style-name="T2">[4, 8, 5, 8, 4, 8, 7, 5, 8, 2, 1]</text:span></text:p>
            <text:p text:style-name="P3"><text:span text:style-name="T2"/></text:p>
            <text:p text:style-name="P3"><text:span text:style-name="T2">Sort function sorts a list in ascending order.</text:span></text:p>
            <text:p text:style-name="P3"><text:span text:style-name="T2">&gt;&gt;&gt;a.sort()</text:span></text:p>
            <text:p text:style-name="P3"><text:span text:style-name="T2">&gt;&gt;&gt;print a</text:span></text:p>
            <text:p text:style-name="P3"><text:span text:style-name="T2">[1, 2, 4, 4, 5, 5, 7, 8, 8, 8, 8]</text:span></text:p>
          </draw:text-box>
        </draw:frame>
        <presentation:notes draw:style-name="dp2">
          <draw:page-thumbnail draw:style-name="gr2" draw:layer="layout" svg:width="14.848cm" svg:height="11.136cm" svg:x="3.075cm" svg:y="2.257cm" draw:page-number="48" presentation:class="page"/>
          <draw:frame presentation:style-name="pr1" draw:text-style-name="P4" draw:layer="layout" svg:width="16.799cm" svg:height="13.364cm" svg:x="2.1cm" svg:y="14.107cm" presentation:class="notes" presentation:placeholder="true">
            <draw:text-box/>
          </draw:frame>
        </presentation:notes>
      </draw:page>
      <draw:page draw:name="page49" draw:style-name="dp1" draw:master-page-name="Default">
        <draw:frame draw:style-name="gr3" draw:text-style-name="P2" draw:layer="layout" svg:width="26.416cm" svg:height="2.736cm" svg:x="0.676cm" svg:y="0.273cm">
          <draw:text-box>
            <text:p text:style-name="P5"><text:span text:style-name="T1">More Sort Functions</text:span></text:p>
          </draw:text-box>
        </draw:frame>
        <draw:frame draw:style-name="gr1" draw:text-style-name="P3" draw:layer="layout" svg:width="26.924cm" svg:height="11.304cm" svg:x="0.508cm" svg:y="3.009cm">
          <draw:text-box>
            <text:p text:style-name="P3"><text:span text:style-name="T2">You can sort a list according to your wish, not only in ascending order.</text:span></text:p>
            <text:p text:style-name="P3"><text:span text:style-name="T2">&gt;&gt;&gt;list.sort(cmp)</text:span></text:p>
            <text:p text:style-name="P3"><text:span text:style-name="T2"/></text:p>
            <text:p text:style-name="P3"><text:span text:style-name="T2">Write the cmp portion according to your need. You need the array sorted in a descending order? Just tell him!</text:span></text:p>
          </draw:text-box>
        </draw:frame>
        <presentation:notes draw:style-name="dp2">
          <draw:page-thumbnail draw:style-name="gr2" draw:layer="layout" svg:width="14.848cm" svg:height="11.136cm" svg:x="3.075cm" svg:y="2.257cm" draw:page-number="49" presentation:class="page"/>
          <draw:frame presentation:style-name="pr1" draw:text-style-name="P4" draw:layer="layout" svg:width="16.799cm" svg:height="13.364cm" svg:x="2.1cm" svg:y="14.107cm" presentation:class="notes" presentation:placeholder="true">
            <draw:text-box/>
          </draw:frame>
        </presentation:notes>
      </draw:page>
      <draw:page draw:name="page50" draw:style-name="dp1" draw:master-page-name="Default">
        <draw:frame draw:style-name="gr3" draw:text-style-name="P2" draw:layer="layout" svg:width="26.416cm" svg:height="2.736cm" svg:x="0.676cm" svg:y="0.273cm">
          <draw:text-box>
            <text:p text:style-name="P5"><text:span text:style-name="T1">More Sort Functions</text:span></text:p>
          </draw:text-box>
        </draw:frame>
        <draw:frame draw:style-name="gr4" draw:text-style-name="P8" draw:layer="layout" svg:width="26.924cm" svg:height="18.743cm" svg:x="0.508cm" svg:y="2.286cm">
          <draw:text-box>
            <text:p text:style-name="P8"><text:span text:style-name="T3">&gt;&gt;&gt;a = [1,2,8,5,7,8,4,8,5,8,4]</text:span></text:p>
            <text:p text:style-name="P8"><text:span text:style-name="T3">&gt;&gt;&gt;a.sort(reverse=True) </text:span></text:p>
            <text:p text:style-name="P8"><text:span text:style-name="T3">#don't write (True=reverse)</text:span></text:p>
            <text:p text:style-name="P8"><text:span text:style-name="T3">&gt;&gt;&gt;print a</text:span></text:p>
            <text:p text:style-name="P8"><text:span text:style-name="T3">[8, 8, 8, 8, 7, 5, 5, 4, 4, 2, 1]</text:span></text:p>
            <text:p text:style-name="P8"><text:span text:style-name="T3"/></text:p>
            <text:p text:style-name="P8"><text:span text:style-name="T3">You can also sort a list of string.</text:span></text:p>
            <text:p text:style-name="P8"><text:span text:style-name="T3">&gt;&gt;&gt;x = ['abalone', 'acme', 'aardvark', 'add', 'aerate']</text:span></text:p>
            <text:p text:style-name="P8"><text:span text:style-name="T3">&gt;&gt;&gt;x.sort()</text:span></text:p>
            <text:p text:style-name="P8"><text:span text:style-name="T3">&gt;&gt;&gt;print x</text:span></text:p>
            <text:p text:style-name="P8"><text:span text:style-name="T3">['aardvark', 'abalone', 'acme', 'add', 'aerate']</text:span></text:p>
          </draw:text-box>
        </draw:frame>
        <presentation:notes draw:style-name="dp2">
          <draw:page-thumbnail draw:style-name="gr2" draw:layer="layout" svg:width="14.848cm" svg:height="11.136cm" svg:x="3.075cm" svg:y="2.257cm" draw:page-number="50" presentation:class="page"/>
          <draw:frame presentation:style-name="pr1" draw:text-style-name="P4" draw:layer="layout" svg:width="16.799cm" svg:height="13.364cm" svg:x="2.1cm" svg:y="14.107cm" presentation:class="notes" presentation:placeholder="true">
            <draw:text-box/>
          </draw:frame>
        </presentation:notes>
      </draw:page>
      <draw:page draw:name="page51" draw:style-name="dp1" draw:master-page-name="Default">
        <draw:frame draw:style-name="gr3" draw:text-style-name="P2" draw:layer="layout" svg:width="26.416cm" svg:height="2.736cm" svg:x="0.676cm" svg:y="0.273cm">
          <draw:text-box>
            <text:p text:style-name="P5"><text:span text:style-name="T1">More Sort Functions</text:span></text:p>
          </draw:text-box>
        </draw:frame>
        <draw:frame draw:style-name="gr5" draw:text-style-name="P3" draw:layer="layout" svg:width="26.924cm" svg:height="17.819cm" svg:x="0.508cm" svg:y="3.009cm">
          <draw:text-box>
            <text:p text:style-name="P3"><text:span text:style-name="T2">&gt;&gt;&gt;a.sort(key=len)</text:span></text:p>
            <text:p text:style-name="P3"><text:span text:style-name="T3">&gt;&gt;&gt;print a</text:span></text:p>
            <text:p text:style-name="P3"><text:span text:style-name="T3">['add', 'acme', 'aerate', 'abalone', 'aardvark']</text:span></text:p>
            <text:p text:style-name="P3"><text:span text:style-name="T3">#sorted according to string length</text:span></text:p>
            <text:p text:style-name="P3"><text:span text:style-name="T3"/></text:p>
            <text:p text:style-name="P3"><text:span text:style-name="T3">&gt;&gt;&gt;a.sort(key=len, reverse=True)</text:span></text:p>
            <text:p text:style-name="P3"><text:span text:style-name="T3">&gt;&gt;&gt;print a</text:span></text:p>
            <text:p text:style-name="P3"><text:span text:style-name="T3">['aardvark', 'abalone', 'aerate', 'acme', 'add']</text:span></text:p>
            <text:p text:style-name="P3"><text:span text:style-name="T3">#sorted according to descending order #according to string length</text:span></text:p>
          </draw:text-box>
        </draw:frame>
        <presentation:notes draw:style-name="dp2">
          <draw:page-thumbnail draw:style-name="gr2" draw:layer="layout" svg:width="14.848cm" svg:height="11.136cm" svg:x="3.075cm" svg:y="2.257cm" draw:page-number="51" presentation:class="page"/>
          <draw:frame presentation:style-name="pr1" draw:text-style-name="P4" draw:layer="layout" svg:width="16.799cm" svg:height="13.364cm" svg:x="2.1cm" svg:y="14.107cm" presentation:class="notes" presentation:placeholder="true">
            <draw:text-box/>
          </draw:frame>
        </presentation:notes>
      </draw:page>
      <draw:page draw:name="page52" draw:style-name="dp1" draw:master-page-name="Default">
        <draw:frame draw:style-name="gr3" draw:text-style-name="P2" draw:layer="layout" svg:width="26.416cm" svg:height="2.736cm" svg:x="0.676cm" svg:y="0.273cm">
          <draw:text-box>
            <text:p text:style-name="P5"><text:span text:style-name="T1">More Sort Functions</text:span></text:p>
          </draw:text-box>
        </draw:frame>
        <draw:frame draw:style-name="gr5" draw:text-style-name="P3" draw:layer="layout" svg:width="26.924cm" svg:height="17.819cm" svg:x="0.508cm" svg:y="3.009cm">
          <draw:text-box>
            <text:p text:style-name="P3"><text:span text:style-name="T3">Another sorting function is 'sorted'. It doesn't modify any list, but returns a sorted list.</text:span></text:p>
            <text:p text:style-name="P3"><text:span text:style-name="T2">&gt;&gt;&gt;a = [1,5,7,6,8,2,4,3,9]</text:span></text:p>
            <text:p text:style-name="P3"><text:span text:style-name="T2">&gt;&gt;&gt;print sorted(a)</text:span></text:p>
            <text:p text:style-name="P3"><text:span text:style-name="T2">[1, 2, 3, 4, 5, 6, 7, 8, 9]</text:span></text:p>
            <text:p text:style-name="P3"><text:span text:style-name="T2">&gt;&gt;&gt;print a</text:span></text:p>
            <text:p text:style-name="P3"><text:span text:style-name="T2">[1, 5, 7, 6, 8, 2, 4, 3, 9]</text:span></text:p>
          </draw:text-box>
        </draw:frame>
        <presentation:notes draw:style-name="dp2">
          <draw:page-thumbnail draw:style-name="gr2" draw:layer="layout" svg:width="14.848cm" svg:height="11.136cm" svg:x="3.075cm" svg:y="2.257cm" draw:page-number="52" presentation:class="page"/>
          <draw:frame presentation:style-name="pr1" draw:text-style-name="P4" draw:layer="layout" svg:width="16.799cm" svg:height="13.364cm" svg:x="2.1cm" svg:y="14.107cm" presentation:class="notes" presentation:placeholder="true">
            <draw:text-box/>
          </draw:frame>
        </presentation:notes>
      </draw:page>
      <draw:page draw:name="page53" draw:style-name="dp1" draw:master-page-name="Default">
        <draw:frame draw:style-name="gr3" draw:text-style-name="P2" draw:layer="layout" svg:width="26.416cm" svg:height="2.736cm" svg:x="0.676cm" svg:y="0.273cm">
          <draw:text-box>
            <text:p text:style-name="P5"><text:span text:style-name="T1">I/O</text:span></text:p>
          </draw:text-box>
        </draw:frame>
        <draw:frame draw:style-name="gr5" draw:text-style-name="P3" draw:layer="layout" svg:width="26.924cm" svg:height="17.819cm" svg:x="0.508cm" svg:y="3.009cm">
          <draw:text-box>
            <text:p text:style-name="P3"><text:span text:style-name="T3">Enough declaration and definition! Now its time to take input from console.</text:span></text:p>
            <text:p text:style-name="P3"><text:span text:style-name="T2">&gt;&gt;&gt;a = raw_input(“who are you? :” )</text:span></text:p>
            <text:p text:style-name="P3"><text:span text:style-name="T2">who are you? :</text:span></text:p>
            <text:p text:style-name="P3"><text:span text:style-name="T2"/></text:p>
            <text:p text:style-name="P3"><text:span text:style-name="T2">Now you write your name on console and your name is assigned to variable a. Actually the command is raw_input() , but the message in it tells it what input is the console or the programmer expects here.</text:span></text:p>
          </draw:text-box>
        </draw:frame>
        <presentation:notes draw:style-name="dp2">
          <draw:page-thumbnail draw:style-name="gr2" draw:layer="layout" svg:width="14.848cm" svg:height="11.136cm" svg:x="3.075cm" svg:y="2.257cm" draw:page-number="53" presentation:class="page"/>
          <draw:frame presentation:style-name="pr1" draw:text-style-name="P4" draw:layer="layout" svg:width="16.799cm" svg:height="13.364cm" svg:x="2.1cm" svg:y="14.107cm" presentation:class="notes" presentation:placeholder="true">
            <draw:text-box/>
          </draw:frame>
        </presentation:notes>
      </draw:page>
      <draw:page draw:name="page54" draw:style-name="dp1" draw:master-page-name="Default">
        <draw:frame draw:style-name="gr3" draw:text-style-name="P2" draw:layer="layout" svg:width="26.416cm" svg:height="2.736cm" svg:x="0.676cm" svg:y="0.273cm">
          <draw:text-box>
            <text:p text:style-name="P5"><text:span text:style-name="T1">I/O</text:span></text:p>
          </draw:text-box>
        </draw:frame>
        <draw:frame draw:style-name="gr5" draw:text-style-name="P3" draw:layer="layout" svg:width="26.924cm" svg:height="17.819cm" svg:x="0.508cm" svg:y="3.009cm">
          <draw:text-box>
            <text:p text:style-name="P3"><text:span text:style-name="T5">raw_input just receive strings (although you can typecast those) but to input integer numbers, you can use the 'input' command.</text:span></text:p>
            <text:p text:style-name="P3"><text:span text:style-name="T2">&gt;&gt;&gt;age = input(“Tell your age :” )</text:span></text:p>
            <text:p text:style-name="P3"><text:span text:style-name="T2">Tell your age :</text:span></text:p>
            <text:p text:style-name="P3"><text:span text:style-name="T2"/></text:p>
            <text:p text:style-name="P3"><text:span text:style-name="T2">Now you input your age on console and your age is assigned to variable age.</text:span></text:p>
          </draw:text-box>
        </draw:frame>
        <presentation:notes draw:style-name="dp2">
          <draw:page-thumbnail draw:style-name="gr2" draw:layer="layout" svg:width="14.848cm" svg:height="11.136cm" svg:x="3.075cm" svg:y="2.257cm" draw:page-number="54" presentation:class="page"/>
          <draw:frame presentation:style-name="pr1" draw:text-style-name="P4" draw:layer="layout" svg:width="16.799cm" svg:height="13.364cm" svg:x="2.1cm" svg:y="14.107cm" presentation:class="notes" presentation:placeholder="true">
            <draw:text-box/>
          </draw:frame>
        </presentation:notes>
      </draw:page>
      <draw:page draw:name="page55" draw:style-name="dp1" draw:master-page-name="Default">
        <draw:frame draw:style-name="gr3" draw:text-style-name="P2" draw:layer="layout" svg:width="26.416cm" svg:height="2.736cm" svg:x="0.676cm" svg:y="0.273cm">
          <draw:text-box>
            <text:p text:style-name="P5"><text:span text:style-name="T1">More Sort Function</text:span></text:p>
          </draw:text-box>
        </draw:frame>
        <presentation:notes draw:style-name="dp2">
          <draw:page-thumbnail draw:style-name="gr2" draw:layer="layout" svg:width="14.848cm" svg:height="11.136cm" svg:x="3.075cm" svg:y="2.257cm" draw:page-number="55" presentation:class="page"/>
          <draw:frame presentation:style-name="pr1" draw:text-style-name="P4" draw:layer="layout" svg:width="16.799cm" svg:height="13.364cm" svg:x="2.1cm" svg:y="14.107cm" presentation:class="notes" presentation:placeholder="true">
            <draw:text-box/>
          </draw:frame>
        </presentation:notes>
      </draw:page>
      <draw:page draw:name="page56" draw:style-name="dp1" draw:master-page-name="Default">
        <presentation:notes draw:style-name="dp2">
          <draw:page-thumbnail draw:style-name="gr2" draw:layer="layout" svg:width="14.848cm" svg:height="11.136cm" svg:x="3.075cm" svg:y="2.257cm" draw:page-number="56"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12T15:36:27.654862382</meta:creation-date>
    <dc:date>2015-10-14T12:50:42.362971256</dc:date>
    <meta:editing-duration>PT14H35M57S</meta:editing-duration>
    <meta:editing-cycles>229</meta:editing-cycles>
    <meta:generator>LibreOffice/4.2.7.2$Linux_X86_64 LibreOffice_project/420m0$Build-2</meta:generator>
    <meta:document-statistic meta:object-count="242"/>
  </office:meta>
</office:document-meta>
</file>